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officeooo:rsid="00099542" officeooo:paragraph-rsid="00099542" style:font-style-asian="italic" style:font-style-complex="italic"/>
    </style:style>
    <style:style style:name="P2" style:family="paragraph" style:parent-style-name="Standard">
      <style:text-properties fo:font-style="normal" officeooo:rsid="0012846f" officeooo:paragraph-rsid="0012846f" style:font-style-asian="normal" style:font-style-complex="normal"/>
    </style:style>
    <style:style style:name="P3" style:family="paragraph" style:parent-style-name="Standard">
      <style:paragraph-properties fo:text-align="start" style:justify-single-word="false"/>
      <style:text-properties fo:font-style="normal" officeooo:rsid="0014daba" officeooo:paragraph-rsid="0014daba" style:font-style-asian="normal" style:font-style-complex="normal"/>
    </style:style>
    <style:style style:name="P4" style:family="paragraph" style:parent-style-name="Standard">
      <style:text-properties fo:color="#21409a" fo:font-style="italic" officeooo:rsid="00099542" officeooo:paragraph-rsid="00099542" style:font-style-asian="italic" style:font-style-complex="italic"/>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start" style:justify-single-word="false"/>
      <style:text-properties fo:font-style="italic" officeooo:rsid="0024a286" officeooo:paragraph-rsid="0024a286" style:font-style-asian="italic" style:font-style-complex="italic"/>
    </style:style>
    <style:style style:name="P7" style:family="paragraph" style:parent-style-name="Text_20_body">
      <style:text-properties fo:font-style="italic" officeooo:rsid="00270d89" officeooo:paragraph-rsid="00270d89" style:font-style-asian="italic" style:font-style-complex="italic"/>
    </style:style>
    <style:style style:name="P8" style:family="paragraph" style:parent-style-name="Text_20_body">
      <style:paragraph-properties fo:text-align="start" style:justify-single-word="false"/>
      <style:text-properties fo:font-style="italic" officeooo:rsid="003409b1" officeooo:paragraph-rsid="003556fa" style:font-style-asian="italic" style:font-style-complex="italic"/>
    </style:style>
    <style:style style:name="P9" style:family="paragraph" style:parent-style-name="Text_20_body">
      <style:paragraph-properties fo:text-align="start" style:justify-single-word="false"/>
      <style:text-properties fo:font-style="italic" officeooo:rsid="003556fa" officeooo:paragraph-rsid="003556fa" style:font-style-asian="italic" style:font-style-complex="italic"/>
    </style:style>
    <style:style style:name="P10" style:family="paragraph" style:parent-style-name="Text_20_body">
      <style:text-properties fo:font-style="italic" officeooo:rsid="00465cb1" officeooo:paragraph-rsid="00465cb1" style:font-style-asian="italic" style:font-style-complex="italic"/>
    </style:style>
    <style:style style:name="P11" style:family="paragraph" style:parent-style-name="Text_20_body">
      <style:text-properties fo:font-style="italic" officeooo:rsid="00459bdb" officeooo:paragraph-rsid="0044109a" style:font-style-asian="italic" style:font-style-complex="italic"/>
    </style:style>
    <style:style style:name="P12" style:family="paragraph" style:parent-style-name="Text_20_body">
      <style:text-properties fo:font-style="italic" officeooo:rsid="00417057" officeooo:paragraph-rsid="00417057" style:font-style-asian="italic" style:font-style-complex="italic"/>
    </style:style>
    <style:style style:name="P13" style:family="paragraph" style:parent-style-name="Text_20_body">
      <style:text-properties fo:font-style="italic" officeooo:rsid="005c5e83" officeooo:paragraph-rsid="005c5e83" style:font-style-asian="italic" style:font-style-complex="italic"/>
    </style:style>
    <style:style style:name="P14" style:family="paragraph" style:parent-style-name="Text_20_body">
      <style:text-properties fo:font-style="italic" officeooo:rsid="005c5e83" officeooo:paragraph-rsid="0063c015" style:font-style-asian="italic" style:font-style-complex="italic"/>
    </style:style>
    <style:style style:name="P15" style:family="paragraph" style:parent-style-name="Text_20_body">
      <style:text-properties fo:font-style="italic" officeooo:rsid="00672492" officeooo:paragraph-rsid="00672492" style:font-style-asian="italic" style:font-style-complex="italic"/>
    </style:style>
    <style:style style:name="P16" style:family="paragraph" style:parent-style-name="Text_20_body">
      <style:text-properties fo:font-style="italic" officeooo:rsid="006b56a4" officeooo:paragraph-rsid="006b56a4" style:font-style-asian="italic" style:font-style-complex="italic"/>
    </style:style>
    <style:style style:name="P17" style:family="paragraph" style:parent-style-name="Text_20_body">
      <style:text-properties fo:font-style="italic" officeooo:rsid="006bce90" officeooo:paragraph-rsid="006bce90" style:font-style-asian="italic" style:font-style-complex="italic"/>
    </style:style>
    <style:style style:name="P18" style:family="paragraph" style:parent-style-name="Text_20_body">
      <style:text-properties fo:font-style="italic" officeooo:rsid="006c3cf7" officeooo:paragraph-rsid="006c3cf7" style:font-style-asian="italic" style:font-style-complex="italic"/>
    </style:style>
    <style:style style:name="P19" style:family="paragraph" style:parent-style-name="Text_20_body">
      <style:text-properties fo:font-style="italic" officeooo:rsid="007394b8" officeooo:paragraph-rsid="007394b8" style:font-style-asian="italic" style:font-style-complex="italic"/>
    </style:style>
    <style:style style:name="P20" style:family="paragraph" style:parent-style-name="Text_20_body">
      <style:text-properties fo:font-style="italic" officeooo:rsid="007594a9" officeooo:paragraph-rsid="007594a9" style:font-style-asian="italic" style:font-style-complex="italic"/>
    </style:style>
    <style:style style:name="P21" style:family="paragraph" style:parent-style-name="Text_20_body">
      <style:text-properties fo:font-style="italic" officeooo:rsid="00775890" officeooo:paragraph-rsid="00775890" style:font-style-asian="italic" style:font-style-complex="italic"/>
    </style:style>
    <style:style style:name="P22" style:family="paragraph" style:parent-style-name="Text_20_body">
      <style:text-properties fo:font-style="italic" officeooo:rsid="0084c583" officeooo:paragraph-rsid="0084c583" style:font-style-asian="italic" style:font-style-complex="italic"/>
    </style:style>
    <style:style style:name="P23" style:family="paragraph" style:parent-style-name="Text_20_body">
      <style:text-properties fo:font-style="italic" officeooo:rsid="00913898" officeooo:paragraph-rsid="00900b64" style:font-style-asian="italic" style:font-style-complex="italic"/>
    </style:style>
    <style:style style:name="P24" style:family="paragraph" style:parent-style-name="Text_20_body">
      <style:text-properties fo:font-style="italic" officeooo:rsid="00c6f2fe" officeooo:paragraph-rsid="00c6f2fe" style:font-style-asian="italic" style:font-style-complex="italic"/>
    </style:style>
    <style:style style:name="P25" style:family="paragraph" style:parent-style-name="Text_20_body">
      <style:text-properties fo:font-style="italic" officeooo:rsid="00c8e912" officeooo:paragraph-rsid="00cb12fb" style:font-style-asian="italic" style:font-style-complex="italic"/>
    </style:style>
    <style:style style:name="P26" style:family="paragraph" style:parent-style-name="Text_20_body">
      <style:text-properties fo:font-style="italic" officeooo:rsid="00e2bc92" officeooo:paragraph-rsid="00e2d9d9" style:font-style-asian="italic" style:font-style-complex="italic"/>
    </style:style>
    <style:style style:name="P27" style:family="paragraph" style:parent-style-name="Text_20_body">
      <style:text-properties fo:font-style="italic" officeooo:rsid="00bd2a18" officeooo:paragraph-rsid="00bd2a18" style:font-style-asian="italic" style:font-style-complex="italic"/>
    </style:style>
    <style:style style:name="P28" style:family="paragraph" style:parent-style-name="Text_20_body">
      <style:text-properties fo:font-style="italic" officeooo:rsid="00d7fe7c" style:font-style-asian="italic" style:font-style-complex="italic"/>
    </style:style>
    <style:style style:name="P29" style:family="paragraph" style:parent-style-name="Text_20_body">
      <style:text-properties fo:font-style="italic" officeooo:rsid="00f6a5f7" officeooo:paragraph-rsid="00f56433" style:font-style-asian="italic" style:font-style-complex="italic"/>
    </style:style>
    <style:style style:name="P30" style:family="paragraph" style:parent-style-name="Text_20_body">
      <style:text-properties fo:font-style="italic" officeooo:rsid="0106fd5d" officeooo:paragraph-rsid="0103c0e4" style:font-style-asian="italic" style:font-style-complex="italic"/>
    </style:style>
    <style:style style:name="P31" style:family="paragraph" style:parent-style-name="Text_20_body">
      <style:text-properties fo:font-style="italic" officeooo:rsid="010e5118" officeooo:paragraph-rsid="010e5118" style:font-style-asian="italic" style:font-style-complex="italic"/>
    </style:style>
    <style:style style:name="P32" style:family="paragraph" style:parent-style-name="Text_20_body">
      <style:text-properties fo:font-style="italic" officeooo:rsid="0113fb1f" officeooo:paragraph-rsid="0113fb1f" style:font-style-asian="italic" style:font-style-complex="italic"/>
    </style:style>
    <style:style style:name="P33" style:family="paragraph" style:parent-style-name="Text_20_body">
      <style:text-properties fo:font-style="italic" style:text-underline-style="none" officeooo:rsid="008a1a32" officeooo:paragraph-rsid="008827cf" style:font-style-asian="italic" style:font-style-complex="italic"/>
    </style:style>
    <style:style style:name="P34" style:family="paragraph" style:parent-style-name="Text_20_body">
      <style:text-properties fo:font-style="italic" style:text-underline-style="none" officeooo:rsid="00b04d09" officeooo:paragraph-rsid="00b04d09" style:font-style-asian="italic" style:font-style-complex="italic"/>
    </style:style>
    <style:style style:name="P35" style:family="paragraph" style:parent-style-name="Text_20_body">
      <style:text-properties fo:font-style="normal" officeooo:rsid="001d2326" officeooo:paragraph-rsid="001d2326" style:font-style-asian="normal" style:font-style-complex="normal"/>
    </style:style>
    <style:style style:name="P36" style:family="paragraph" style:parent-style-name="Text_20_body">
      <style:text-properties fo:font-style="normal" officeooo:rsid="0027f2a0" officeooo:paragraph-rsid="0027f2a0" style:font-style-asian="normal" style:font-style-complex="normal"/>
    </style:style>
    <style:style style:name="P37" style:family="paragraph" style:parent-style-name="Text_20_body">
      <style:text-properties fo:font-style="normal" officeooo:rsid="00286513" officeooo:paragraph-rsid="00286513" style:font-style-asian="normal" style:font-style-complex="normal"/>
    </style:style>
    <style:style style:name="P38" style:family="paragraph" style:parent-style-name="Text_20_body">
      <style:text-properties fo:font-style="normal" officeooo:rsid="002b2333" officeooo:paragraph-rsid="002b2333" style:font-style-asian="normal" style:font-style-complex="normal"/>
    </style:style>
    <style:style style:name="P39" style:family="paragraph" style:parent-style-name="Text_20_body">
      <style:text-properties fo:font-style="normal" officeooo:rsid="002bf4bf" officeooo:paragraph-rsid="002bf4bf" style:font-style-asian="normal" style:font-style-complex="normal"/>
    </style:style>
    <style:style style:name="P40" style:family="paragraph" style:parent-style-name="Text_20_body">
      <style:text-properties fo:font-style="normal" officeooo:rsid="002c1397" officeooo:paragraph-rsid="002c1397" style:font-style-asian="normal" style:font-style-complex="normal"/>
    </style:style>
    <style:style style:name="P41" style:family="paragraph" style:parent-style-name="Text_20_body">
      <style:text-properties fo:font-style="normal" officeooo:rsid="0032ac5e" officeooo:paragraph-rsid="0032ac5e" style:font-style-asian="normal" style:font-style-complex="normal"/>
    </style:style>
    <style:style style:name="P42" style:family="paragraph" style:parent-style-name="Text_20_body">
      <style:paragraph-properties fo:text-align="start" style:justify-single-word="false"/>
      <style:text-properties fo:font-style="normal" officeooo:rsid="0033eeae" officeooo:paragraph-rsid="00344bf7" style:font-style-asian="normal" style:font-style-complex="normal"/>
    </style:style>
    <style:style style:name="P43" style:family="paragraph" style:parent-style-name="Text_20_body">
      <style:paragraph-properties fo:text-align="start" style:justify-single-word="false"/>
      <style:text-properties fo:font-style="normal" officeooo:rsid="00373545" officeooo:paragraph-rsid="00373545" style:font-style-asian="normal" style:font-style-complex="normal"/>
    </style:style>
    <style:style style:name="P44" style:family="paragraph" style:parent-style-name="Text_20_body">
      <style:paragraph-properties fo:text-align="start" style:justify-single-word="false"/>
      <style:text-properties fo:font-style="normal" officeooo:rsid="0038b4ec" officeooo:paragraph-rsid="0038b4ec" style:font-style-asian="normal" style:font-style-complex="normal"/>
    </style:style>
    <style:style style:name="P45" style:family="paragraph" style:parent-style-name="Text_20_body">
      <style:text-properties fo:font-style="normal" officeooo:rsid="0025e84e" officeooo:paragraph-rsid="002c1397" style:font-style-asian="normal" style:font-style-complex="normal"/>
    </style:style>
    <style:style style:name="P46" style:family="paragraph" style:parent-style-name="Text_20_body">
      <style:text-properties fo:font-style="normal" officeooo:rsid="00417057" officeooo:paragraph-rsid="00417057" style:font-style-asian="normal" style:font-style-complex="normal"/>
    </style:style>
    <style:style style:name="P47" style:family="paragraph" style:parent-style-name="Text_20_body">
      <style:text-properties fo:font-style="normal" officeooo:rsid="00426e26" officeooo:paragraph-rsid="00426e26" style:font-style-asian="normal" style:font-style-complex="normal"/>
    </style:style>
    <style:style style:name="P48" style:family="paragraph" style:parent-style-name="Text_20_body">
      <style:text-properties fo:font-style="normal" officeooo:rsid="004403b4" officeooo:paragraph-rsid="004403b4" style:font-style-asian="normal" style:font-style-complex="normal"/>
    </style:style>
    <style:style style:name="P49" style:family="paragraph" style:parent-style-name="Text_20_body">
      <style:text-properties fo:font-style="normal" officeooo:rsid="0044109a" officeooo:paragraph-rsid="0044109a" style:font-style-asian="normal" style:font-style-complex="normal"/>
    </style:style>
    <style:style style:name="P50" style:family="paragraph" style:parent-style-name="Text_20_body">
      <style:text-properties fo:font-style="normal" officeooo:rsid="00465cb1" officeooo:paragraph-rsid="00465cb1" style:font-style-asian="normal" style:font-style-complex="normal"/>
    </style:style>
    <style:style style:name="P51" style:family="paragraph" style:parent-style-name="Text_20_body">
      <style:text-properties fo:font-style="normal" officeooo:rsid="00472b9f" officeooo:paragraph-rsid="00472b9f" style:font-style-asian="normal" style:font-style-complex="normal"/>
    </style:style>
    <style:style style:name="P52" style:family="paragraph" style:parent-style-name="Text_20_body">
      <style:text-properties fo:font-style="normal" officeooo:rsid="004c14f6" officeooo:paragraph-rsid="004c14f6" style:font-style-asian="normal" style:font-style-complex="normal"/>
    </style:style>
    <style:style style:name="P53" style:family="paragraph" style:parent-style-name="Text_20_body">
      <style:text-properties fo:font-style="normal" officeooo:rsid="004e34c3" officeooo:paragraph-rsid="004e34c3" style:font-style-asian="normal" style:font-style-complex="normal"/>
    </style:style>
    <style:style style:name="P54" style:family="paragraph" style:parent-style-name="Text_20_body">
      <style:text-properties fo:font-style="normal" officeooo:rsid="004f0b15" officeooo:paragraph-rsid="004f0b15" style:font-style-asian="normal" style:font-style-complex="normal"/>
    </style:style>
    <style:style style:name="P55" style:family="paragraph" style:parent-style-name="Text_20_body">
      <style:text-properties fo:font-style="normal" officeooo:rsid="0053d992" officeooo:paragraph-rsid="0053d992" style:font-style-asian="normal" style:font-style-complex="normal"/>
    </style:style>
    <style:style style:name="P56" style:family="paragraph" style:parent-style-name="Text_20_body">
      <style:text-properties fo:font-style="normal" officeooo:rsid="0054a7a0" officeooo:paragraph-rsid="0054a7a0" style:font-style-asian="normal" style:font-style-complex="normal"/>
    </style:style>
    <style:style style:name="P57" style:family="paragraph" style:parent-style-name="Text_20_body">
      <style:text-properties fo:font-style="normal" officeooo:rsid="0058f939" officeooo:paragraph-rsid="0058f939" style:font-style-asian="normal" style:font-style-complex="normal"/>
    </style:style>
    <style:style style:name="P58" style:family="paragraph" style:parent-style-name="Text_20_body">
      <style:text-properties fo:font-style="normal" officeooo:rsid="005ae6f0" officeooo:paragraph-rsid="005ae6f0" style:font-style-asian="normal" style:font-style-complex="normal"/>
    </style:style>
    <style:style style:name="P59" style:family="paragraph" style:parent-style-name="Text_20_body">
      <style:text-properties fo:font-style="normal" officeooo:rsid="005b70c7" officeooo:paragraph-rsid="005b70c7" style:font-style-asian="normal" style:font-style-complex="normal"/>
    </style:style>
    <style:style style:name="P60" style:family="paragraph" style:parent-style-name="Text_20_body">
      <style:text-properties fo:font-style="normal" officeooo:rsid="005e6f0d" officeooo:paragraph-rsid="005e6f0d" style:font-style-asian="normal" style:font-style-complex="normal"/>
    </style:style>
    <style:style style:name="P61" style:family="paragraph" style:parent-style-name="Text_20_body">
      <style:text-properties fo:font-style="normal" officeooo:rsid="00621a53" officeooo:paragraph-rsid="0063c015" style:font-style-asian="normal" style:font-style-complex="normal"/>
    </style:style>
    <style:style style:name="P62" style:family="paragraph" style:parent-style-name="Text_20_body">
      <style:text-properties fo:font-style="normal" officeooo:rsid="006723ad" officeooo:paragraph-rsid="006723ad" style:font-style-asian="normal" style:font-style-complex="normal"/>
    </style:style>
    <style:style style:name="P63" style:family="paragraph" style:parent-style-name="Text_20_body">
      <style:text-properties fo:font-style="normal" officeooo:rsid="0068a135" officeooo:paragraph-rsid="00672492" style:font-style-asian="normal" style:font-style-complex="normal"/>
    </style:style>
    <style:style style:name="P64" style:family="paragraph" style:parent-style-name="Text_20_body">
      <style:text-properties fo:font-style="normal" officeooo:rsid="006df13d" officeooo:paragraph-rsid="006df13d" style:font-style-asian="normal" style:font-style-complex="normal"/>
    </style:style>
    <style:style style:name="P65" style:family="paragraph" style:parent-style-name="Text_20_body">
      <style:text-properties fo:font-style="normal" officeooo:rsid="006ea436" officeooo:paragraph-rsid="006ea436" style:font-style-asian="normal" style:font-style-complex="normal"/>
    </style:style>
    <style:style style:name="P66" style:family="paragraph" style:parent-style-name="Text_20_body">
      <style:text-properties fo:font-style="normal" officeooo:rsid="00706f33" officeooo:paragraph-rsid="00706f33" style:font-style-asian="normal" style:font-style-complex="normal"/>
    </style:style>
    <style:style style:name="P67" style:family="paragraph" style:parent-style-name="Text_20_body">
      <style:text-properties fo:font-style="normal" officeooo:rsid="00732d0a" officeooo:paragraph-rsid="00732d0a" style:font-style-asian="normal" style:font-style-complex="normal"/>
    </style:style>
    <style:style style:name="P68" style:family="paragraph" style:parent-style-name="Text_20_body">
      <style:text-properties fo:font-style="normal" officeooo:rsid="00758571" officeooo:paragraph-rsid="00758571" style:font-style-asian="normal" style:font-style-complex="normal"/>
    </style:style>
    <style:style style:name="P69" style:family="paragraph" style:parent-style-name="Text_20_body">
      <style:text-properties fo:font-style="normal" officeooo:rsid="007ddb1a" officeooo:paragraph-rsid="007ddb1a" style:font-style-asian="normal" style:font-style-complex="normal"/>
    </style:style>
    <style:style style:name="P70" style:family="paragraph" style:parent-style-name="Text_20_body">
      <style:text-properties fo:font-style="normal" officeooo:rsid="00810a7e" officeooo:paragraph-rsid="00810a7e" style:font-style-asian="normal" style:font-style-complex="normal"/>
    </style:style>
    <style:style style:name="P71" style:family="paragraph" style:parent-style-name="Text_20_body">
      <style:text-properties fo:font-style="normal" officeooo:rsid="0083929b" officeooo:paragraph-rsid="0083929b" style:font-style-asian="normal" style:font-style-complex="normal"/>
    </style:style>
    <style:style style:name="P72" style:family="paragraph" style:parent-style-name="Text_20_body">
      <style:text-properties fo:font-style="normal" officeooo:rsid="0085ffb7" officeooo:paragraph-rsid="0085ffb7" style:font-style-asian="normal" style:font-style-complex="normal"/>
    </style:style>
    <style:style style:name="P73" style:family="paragraph" style:parent-style-name="Text_20_body">
      <style:text-properties fo:font-style="normal" officeooo:rsid="00862039" officeooo:paragraph-rsid="00862039" style:font-style-asian="normal" style:font-style-complex="normal"/>
    </style:style>
    <style:style style:name="P74" style:family="paragraph" style:parent-style-name="Text_20_body">
      <style:text-properties fo:font-style="normal" officeooo:rsid="008773c1" officeooo:paragraph-rsid="008773c1" style:font-style-asian="normal" style:font-style-complex="normal"/>
    </style:style>
    <style:style style:name="P75" style:family="paragraph" style:parent-style-name="Text_20_body">
      <style:text-properties fo:font-style="normal" officeooo:rsid="008827cf" officeooo:paragraph-rsid="008827cf" style:font-style-asian="normal" style:font-style-complex="normal"/>
    </style:style>
    <style:style style:name="P76" style:family="paragraph" style:parent-style-name="Text_20_body">
      <style:text-properties fo:font-style="normal" officeooo:rsid="009c2a7f" officeooo:paragraph-rsid="009c2a7f" style:font-style-asian="normal" style:font-style-complex="normal"/>
    </style:style>
    <style:style style:name="P77" style:family="paragraph" style:parent-style-name="Text_20_body">
      <style:text-properties fo:font-style="normal" officeooo:rsid="009e87f9" officeooo:paragraph-rsid="009e87f9" style:font-style-asian="normal" style:font-style-complex="normal"/>
    </style:style>
    <style:style style:name="P78" style:family="paragraph" style:parent-style-name="Text_20_body">
      <style:text-properties fo:font-style="normal" officeooo:rsid="00a2426e" officeooo:paragraph-rsid="00a2426e" style:font-style-asian="normal" style:font-style-complex="normal"/>
    </style:style>
    <style:style style:name="P79" style:family="paragraph" style:parent-style-name="Text_20_body">
      <style:text-properties fo:font-style="normal" officeooo:rsid="00a5e5e7" officeooo:paragraph-rsid="00a5e5e7" style:font-style-asian="normal" style:font-style-complex="normal"/>
    </style:style>
    <style:style style:name="P80" style:family="paragraph" style:parent-style-name="Text_20_body">
      <style:text-properties fo:font-style="normal" officeooo:rsid="00a6ea7c" officeooo:paragraph-rsid="00a6ea7c" style:font-style-asian="normal" style:font-style-complex="normal"/>
    </style:style>
    <style:style style:name="P81" style:family="paragraph" style:parent-style-name="Text_20_body">
      <style:text-properties fo:font-style="normal" officeooo:rsid="00a8e73f" officeooo:paragraph-rsid="00a8e73f" style:font-style-asian="normal" style:font-style-complex="normal"/>
    </style:style>
    <style:style style:name="P82" style:family="paragraph" style:parent-style-name="Text_20_body">
      <style:text-properties fo:font-style="normal" officeooo:rsid="00aa73d0" officeooo:paragraph-rsid="00aa73d0" style:font-style-asian="normal" style:font-style-complex="normal"/>
    </style:style>
    <style:style style:name="P83" style:family="paragraph" style:parent-style-name="Text_20_body">
      <style:text-properties fo:font-style="normal" officeooo:rsid="00af0166" officeooo:paragraph-rsid="00af0166" style:font-style-asian="normal" style:font-style-complex="normal"/>
    </style:style>
    <style:style style:name="P84" style:family="paragraph" style:parent-style-name="Text_20_body">
      <style:text-properties fo:font-style="normal" officeooo:rsid="00b04d09" officeooo:paragraph-rsid="00b04d09" style:font-style-asian="normal" style:font-style-complex="normal"/>
    </style:style>
    <style:style style:name="P85" style:family="paragraph" style:parent-style-name="Text_20_body">
      <style:text-properties fo:font-style="normal" officeooo:rsid="00b6e57b" officeooo:paragraph-rsid="00b6e57b" style:font-style-asian="normal" style:font-style-complex="normal"/>
    </style:style>
    <style:style style:name="P86" style:family="paragraph" style:parent-style-name="Text_20_body">
      <style:text-properties fo:font-style="normal" officeooo:rsid="00b7bb79" officeooo:paragraph-rsid="00b7bb79" style:font-style-asian="normal" style:font-style-complex="normal"/>
    </style:style>
    <style:style style:name="P87" style:family="paragraph" style:parent-style-name="Text_20_body">
      <style:text-properties fo:font-style="normal" officeooo:rsid="00b8c9b0" officeooo:paragraph-rsid="00b8c9b0" style:font-style-asian="normal" style:font-style-complex="normal"/>
    </style:style>
    <style:style style:name="P88" style:family="paragraph" style:parent-style-name="Text_20_body">
      <style:text-properties fo:font-style="normal" officeooo:rsid="00bd2a18" officeooo:paragraph-rsid="00bd2a18" style:font-style-asian="normal" style:font-style-complex="normal"/>
    </style:style>
    <style:style style:name="P89" style:family="paragraph" style:parent-style-name="Text_20_body">
      <style:text-properties fo:font-style="normal" officeooo:rsid="00d8e686" officeooo:paragraph-rsid="00d8e686" style:font-style-asian="normal" style:font-style-complex="normal"/>
    </style:style>
    <style:style style:name="P90" style:family="paragraph" style:parent-style-name="Text_20_body">
      <style:text-properties fo:font-style="normal" officeooo:rsid="00db809a" officeooo:paragraph-rsid="00db809a" style:font-style-asian="normal" style:font-style-complex="normal"/>
    </style:style>
    <style:style style:name="P91" style:family="paragraph" style:parent-style-name="Text_20_body">
      <style:text-properties fo:font-style="normal" officeooo:rsid="00eb3172" officeooo:paragraph-rsid="00eb3172" style:font-style-asian="normal" style:font-style-complex="normal"/>
    </style:style>
    <style:style style:name="P92" style:family="paragraph" style:parent-style-name="Text_20_body">
      <style:text-properties fo:font-style="normal" officeooo:rsid="00eeca2b" officeooo:paragraph-rsid="00eeca2b" style:font-style-asian="normal" style:font-style-complex="normal"/>
    </style:style>
    <style:style style:name="P93" style:family="paragraph" style:parent-style-name="Text_20_body">
      <style:text-properties fo:font-style="normal" officeooo:rsid="00f0ea04" officeooo:paragraph-rsid="00f0ea04" style:font-style-asian="normal" style:font-style-complex="normal"/>
    </style:style>
    <style:style style:name="P94" style:family="paragraph" style:parent-style-name="Text_20_body">
      <style:text-properties fo:font-style="normal" officeooo:rsid="00f24854" officeooo:paragraph-rsid="00f24854" style:font-style-asian="normal" style:font-style-complex="normal"/>
    </style:style>
    <style:style style:name="P95" style:family="paragraph" style:parent-style-name="Text_20_body">
      <style:text-properties fo:font-style="normal" officeooo:rsid="00f56433" officeooo:paragraph-rsid="00f56433" style:font-style-asian="normal" style:font-style-complex="normal"/>
    </style:style>
    <style:style style:name="P96" style:family="paragraph" style:parent-style-name="Text_20_body">
      <style:text-properties fo:font-style="normal" officeooo:rsid="0103c0e4" officeooo:paragraph-rsid="0103c0e4" style:font-style-asian="normal" style:font-style-complex="normal"/>
    </style:style>
    <style:style style:name="P97" style:family="paragraph" style:parent-style-name="Text_20_body">
      <style:text-properties fo:font-style="normal" officeooo:rsid="0108ce8d" officeooo:paragraph-rsid="0108ce8d" style:font-style-asian="normal" style:font-style-complex="normal"/>
    </style:style>
    <style:style style:name="P98" style:family="paragraph" style:parent-style-name="Text_20_body">
      <style:text-properties fo:font-style="normal" officeooo:rsid="01096de0" officeooo:paragraph-rsid="01096de0" style:font-style-asian="normal" style:font-style-complex="normal"/>
    </style:style>
    <style:style style:name="P99" style:family="paragraph" style:parent-style-name="Text_20_body">
      <style:text-properties fo:font-style="normal" officeooo:rsid="010ba13e" officeooo:paragraph-rsid="010ba13e" style:font-style-asian="normal" style:font-style-complex="normal"/>
    </style:style>
    <style:style style:name="P100" style:family="paragraph" style:parent-style-name="Text_20_body">
      <style:text-properties fo:font-style="normal" officeooo:rsid="010e5118" officeooo:paragraph-rsid="010e5118" style:font-style-asian="normal" style:font-style-complex="normal"/>
    </style:style>
    <style:style style:name="P101" style:family="paragraph" style:parent-style-name="Text_20_body">
      <style:text-properties fo:font-style="normal" officeooo:rsid="0115bf8f" officeooo:paragraph-rsid="0115bf8f" style:font-style-asian="normal" style:font-style-complex="normal"/>
    </style:style>
    <style:style style:name="P102" style:family="paragraph" style:parent-style-name="Text_20_body">
      <style:text-properties fo:font-style="normal" officeooo:rsid="011a27b3" officeooo:paragraph-rsid="011a27b3" style:font-style-asian="normal" style:font-style-complex="normal"/>
    </style:style>
    <style:style style:name="P103" style:family="paragraph" style:parent-style-name="Text_20_body">
      <style:text-properties fo:font-style="normal" officeooo:rsid="011cdbf4" officeooo:paragraph-rsid="011cdbf4" style:font-style-asian="normal" style:font-style-complex="normal"/>
    </style:style>
    <style:style style:name="P104" style:family="paragraph" style:parent-style-name="Text_20_body">
      <style:text-properties fo:font-style="normal" officeooo:rsid="011f0a71" officeooo:paragraph-rsid="011f0a71" style:font-style-asian="normal" style:font-style-complex="normal"/>
    </style:style>
    <style:style style:name="P105" style:family="paragraph" style:parent-style-name="Text_20_body">
      <style:text-properties fo:font-style="normal" officeooo:rsid="011f3e6a" officeooo:paragraph-rsid="011f3e6a" style:font-style-asian="normal" style:font-style-complex="normal"/>
    </style:style>
    <style:style style:name="P106" style:family="paragraph" style:parent-style-name="Text_20_body">
      <style:paragraph-properties fo:text-align="start" style:justify-single-word="false"/>
      <style:text-properties fo:font-style="normal" fo:font-weight="bold" officeooo:rsid="0038b4ec" officeooo:paragraph-rsid="0038b4ec" style:font-style-asian="normal" style:font-weight-asian="bold" style:font-style-complex="normal" style:font-weight-complex="bold"/>
    </style:style>
    <style:style style:name="P107" style:family="paragraph" style:parent-style-name="Text_20_body">
      <style:paragraph-properties fo:text-align="start" style:justify-single-word="false"/>
      <style:text-properties fo:font-style="normal" fo:font-weight="normal" officeooo:rsid="003a81d4" officeooo:paragraph-rsid="0038b4ec" style:font-style-asian="normal" style:font-weight-asian="normal" style:font-style-complex="normal" style:font-weight-complex="normal"/>
    </style:style>
    <style:style style:name="P108" style:family="paragraph" style:parent-style-name="Text_20_body">
      <style:text-properties fo:color="#ce181e" fo:font-style="italic" officeooo:rsid="00218b09" officeooo:paragraph-rsid="00218b09" style:font-style-asian="italic" style:font-style-complex="italic"/>
    </style:style>
    <style:style style:name="P109" style:family="paragraph" style:parent-style-name="Text_20_body">
      <style:text-properties officeooo:rsid="0023293d" officeooo:paragraph-rsid="0023293d"/>
    </style:style>
    <style:style style:name="P110" style:family="paragraph" style:parent-style-name="Text_20_body">
      <style:text-properties officeooo:rsid="0025e84e" officeooo:paragraph-rsid="002c1397"/>
    </style:style>
    <style:style style:name="P111" style:family="paragraph" style:parent-style-name="Text_20_body">
      <style:text-properties officeooo:paragraph-rsid="003f9e64"/>
    </style:style>
    <style:style style:name="P112" style:family="paragraph" style:parent-style-name="Text_20_body">
      <style:text-properties officeooo:paragraph-rsid="005293ad"/>
    </style:style>
    <style:style style:name="P113" style:family="paragraph" style:parent-style-name="Text_20_body">
      <style:text-properties officeooo:rsid="0053ba4a" officeooo:paragraph-rsid="0053ba4a"/>
    </style:style>
    <style:style style:name="P114" style:family="paragraph" style:parent-style-name="Text_20_body">
      <style:text-properties fo:color="#21409a" fo:font-style="italic" officeooo:rsid="005c5e83" officeooo:paragraph-rsid="005c5e83" style:font-style-asian="italic" style:font-style-complex="italic"/>
    </style:style>
    <style:style style:name="P115" style:family="paragraph" style:parent-style-name="Text_20_body">
      <style:text-properties fo:color="#21409a" fo:font-style="italic" officeooo:rsid="005c5e83" officeooo:paragraph-rsid="005e6f0d" style:font-style-asian="italic" style:font-style-complex="italic"/>
    </style:style>
    <style:style style:name="P116" style:family="paragraph" style:parent-style-name="Text_20_body">
      <style:text-properties fo:color="#21409a" fo:font-style="italic" officeooo:rsid="005e6f0d" officeooo:paragraph-rsid="005e6f0d" style:font-style-asian="italic" style:font-style-complex="italic"/>
    </style:style>
    <style:style style:name="P117" style:family="paragraph" style:parent-style-name="Text_20_body">
      <style:text-properties officeooo:rsid="00614948" officeooo:paragraph-rsid="00621a53"/>
    </style:style>
    <style:style style:name="P118" style:family="paragraph" style:parent-style-name="Text_20_body">
      <style:text-properties style:text-line-through-style="none" style:text-line-through-type="none" fo:font-style="normal" officeooo:rsid="004d671f" officeooo:paragraph-rsid="004d671f" style:font-style-asian="normal" style:font-style-complex="normal"/>
    </style:style>
    <style:style style:name="P119" style:family="paragraph" style:parent-style-name="Text_20_body">
      <style:text-properties style:text-line-through-style="none" style:text-line-through-type="none" fo:font-style="normal" officeooo:rsid="004f0b15" officeooo:paragraph-rsid="004f0b15" style:font-style-asian="normal" style:font-style-complex="normal"/>
    </style:style>
    <style:style style:name="P120" style:family="paragraph" style:parent-style-name="Text_20_body">
      <style:text-properties officeooo:paragraph-rsid="00699d3a"/>
    </style:style>
    <style:style style:name="P121" style:family="paragraph" style:parent-style-name="Text_20_body">
      <style:text-properties officeooo:rsid="00715d66" officeooo:paragraph-rsid="00715d66"/>
    </style:style>
    <style:style style:name="P122" style:family="paragraph" style:parent-style-name="Text_20_body">
      <style:text-properties officeooo:paragraph-rsid="007b4ba8"/>
    </style:style>
    <style:style style:name="P123" style:family="paragraph" style:parent-style-name="Text_20_body">
      <style:text-properties officeooo:rsid="007dd62b" officeooo:paragraph-rsid="007dd62b"/>
    </style:style>
    <style:style style:name="P124" style:family="paragraph" style:parent-style-name="Text_20_body">
      <style:text-properties officeooo:paragraph-rsid="0081d89f"/>
    </style:style>
    <style:style style:name="P125" style:family="paragraph" style:parent-style-name="Text_20_body">
      <style:text-properties officeooo:rsid="00824229" officeooo:paragraph-rsid="00824229"/>
    </style:style>
    <style:style style:name="P126" style:family="paragraph" style:parent-style-name="Text_20_body">
      <style:text-properties officeooo:paragraph-rsid="008bfa1b"/>
    </style:style>
    <style:style style:name="P127" style:family="paragraph" style:parent-style-name="Text_20_body">
      <style:text-properties officeooo:rsid="008d10e0" officeooo:paragraph-rsid="008d10e0"/>
    </style:style>
    <style:style style:name="P128" style:family="paragraph" style:parent-style-name="Text_20_body">
      <style:text-properties officeooo:rsid="00900b64" officeooo:paragraph-rsid="00900b64"/>
    </style:style>
    <style:style style:name="P129" style:family="paragraph" style:parent-style-name="Text_20_body">
      <style:text-properties officeooo:paragraph-rsid="00a42502"/>
    </style:style>
    <style:style style:name="P130" style:family="paragraph" style:parent-style-name="Text_20_body">
      <style:text-properties officeooo:rsid="00a5a9ee" officeooo:paragraph-rsid="00a5a9ee"/>
    </style:style>
    <style:style style:name="P131" style:family="paragraph" style:parent-style-name="Text_20_body">
      <style:text-properties officeooo:paragraph-rsid="00aa857c"/>
    </style:style>
    <style:style style:name="P132" style:family="paragraph" style:parent-style-name="Text_20_body">
      <style:text-properties officeooo:rsid="00aaffe9" officeooo:paragraph-rsid="00aaffe9"/>
    </style:style>
    <style:style style:name="P133" style:family="paragraph" style:parent-style-name="Text_20_body">
      <style:text-properties officeooo:rsid="00ad3129" officeooo:paragraph-rsid="00ad3129"/>
    </style:style>
    <style:style style:name="P134" style:family="paragraph" style:parent-style-name="Text_20_body">
      <style:text-properties officeooo:paragraph-rsid="00b3decf"/>
    </style:style>
    <style:style style:name="P135" style:family="paragraph" style:parent-style-name="Text_20_body">
      <style:text-properties officeooo:rsid="00b4748e" officeooo:paragraph-rsid="00b60f7e"/>
    </style:style>
    <style:style style:name="P136" style:family="paragraph" style:parent-style-name="Text_20_body">
      <style:text-properties officeooo:paragraph-rsid="00c1793e"/>
    </style:style>
    <style:style style:name="P137" style:family="paragraph" style:parent-style-name="Text_20_body">
      <style:text-properties officeooo:rsid="00c298e4" officeooo:paragraph-rsid="00c298e4"/>
    </style:style>
    <style:style style:name="P138" style:family="paragraph" style:parent-style-name="Text_20_body">
      <style:text-properties officeooo:rsid="00c6f2fe" officeooo:paragraph-rsid="00c6f2fe"/>
    </style:style>
    <style:style style:name="P139" style:family="paragraph" style:parent-style-name="Text_20_body">
      <style:text-properties officeooo:paragraph-rsid="00d4e5d7"/>
    </style:style>
    <style:style style:name="P140" style:family="paragraph" style:parent-style-name="Text_20_body">
      <style:text-properties officeooo:paragraph-rsid="00d5a9ad"/>
    </style:style>
    <style:style style:name="P141" style:family="paragraph" style:parent-style-name="Text_20_body">
      <style:text-properties officeooo:rsid="00dbcc9d" officeooo:paragraph-rsid="00dbcc9d"/>
    </style:style>
    <style:style style:name="P142" style:family="paragraph" style:parent-style-name="Text_20_body">
      <style:text-properties officeooo:rsid="00e27796" officeooo:paragraph-rsid="00e27796"/>
    </style:style>
    <style:style style:name="P143" style:family="paragraph" style:parent-style-name="Text_20_body">
      <style:text-properties officeooo:rsid="00e9369c" officeooo:paragraph-rsid="00e9369c"/>
    </style:style>
    <style:style style:name="P144" style:family="paragraph" style:parent-style-name="Text_20_body">
      <style:text-properties officeooo:rsid="00eb3172" officeooo:paragraph-rsid="00eb3172"/>
    </style:style>
    <style:style style:name="P145" style:family="paragraph" style:parent-style-name="Text_20_body">
      <style:text-properties officeooo:paragraph-rsid="00ff5554"/>
    </style:style>
    <style:style style:name="P146" style:family="paragraph" style:parent-style-name="Text_20_body">
      <style:text-properties officeooo:rsid="0100ad96" officeooo:paragraph-rsid="0100ad96"/>
    </style:style>
    <style:style style:name="P147" style:family="paragraph" style:parent-style-name="Text_20_body">
      <style:text-properties officeooo:rsid="01028921" officeooo:paragraph-rsid="01028921"/>
    </style:style>
    <style:style style:name="P148" style:family="paragraph" style:parent-style-name="Text_20_body">
      <style:text-properties officeooo:paragraph-rsid="0111f355"/>
    </style:style>
    <style:style style:name="P149" style:family="paragraph" style:parent-style-name="Text_20_body">
      <style:text-properties officeooo:rsid="01120d62" officeooo:paragraph-rsid="01120d62"/>
    </style:style>
    <style:style style:name="P150" style:family="paragraph" style:parent-style-name="Text_20_body">
      <style:text-properties officeooo:rsid="01120d62" officeooo:paragraph-rsid="0113fb1f"/>
    </style:style>
    <style:style style:name="P151" style:family="paragraph" style:parent-style-name="Text_20_body">
      <style:paragraph-properties fo:break-before="page"/>
      <style:text-properties officeooo:rsid="0063c015" officeooo:paragraph-rsid="0063c015"/>
    </style:style>
    <style:style style:name="P152" style:family="paragraph" style:parent-style-name="Standard">
      <style:text-properties officeooo:rsid="00099542" officeooo:paragraph-rsid="00099542"/>
    </style:style>
    <style:style style:name="P153" style:family="paragraph" style:parent-style-name="Text_20_body">
      <style:text-properties fo:font-style="normal" officeooo:rsid="011f3e6a" officeooo:paragraph-rsid="011f3e6a" style:font-style-asian="normal" style:font-style-complex="normal"/>
    </style:style>
    <style:style style:name="P154" style:family="paragraph" style:parent-style-name="Heading_20_2">
      <style:text-properties officeooo:rsid="002f6a1a" officeooo:paragraph-rsid="002f6a1a"/>
    </style:style>
    <style:style style:name="P155" style:family="paragraph" style:parent-style-name="Heading_20_2" style:list-style-name="">
      <style:text-properties officeooo:rsid="002f6a1a" officeooo:paragraph-rsid="002f6a1a"/>
    </style:style>
    <style:style style:name="P156" style:family="paragraph" style:parent-style-name="Heading_20_2" style:list-style-name="">
      <style:text-properties officeooo:rsid="003f9e64" officeooo:paragraph-rsid="003f9e64"/>
    </style:style>
    <style:style style:name="P157" style:family="paragraph" style:parent-style-name="Heading_20_2">
      <style:text-properties officeooo:rsid="00699d3a" officeooo:paragraph-rsid="00699d3a"/>
    </style:style>
    <style:style style:name="P158" style:family="paragraph" style:parent-style-name="Heading_20_2">
      <style:text-properties officeooo:rsid="0081d89f" officeooo:paragraph-rsid="0081d89f"/>
    </style:style>
    <style:style style:name="P159" style:family="paragraph" style:parent-style-name="Heading_20_2">
      <style:text-properties officeooo:rsid="00a42502" officeooo:paragraph-rsid="00a42502"/>
    </style:style>
    <style:style style:name="P160" style:family="paragraph" style:parent-style-name="Heading_20_2">
      <style:text-properties officeooo:rsid="00b3decf" officeooo:paragraph-rsid="00b3decf"/>
    </style:style>
    <style:style style:name="P161" style:family="paragraph" style:parent-style-name="Heading_20_2" style:list-style-name="">
      <style:text-properties officeooo:rsid="00b3decf" officeooo:paragraph-rsid="00b3decf"/>
    </style:style>
    <style:style style:name="P162" style:family="paragraph" style:parent-style-name="Heading_20_2">
      <style:text-properties officeooo:rsid="00c1793e" officeooo:paragraph-rsid="00c1793e"/>
    </style:style>
    <style:style style:name="P163" style:family="paragraph" style:parent-style-name="Heading_20_2">
      <style:text-properties officeooo:rsid="00d2f258" officeooo:paragraph-rsid="00d4e5d7"/>
    </style:style>
    <style:style style:name="P164" style:family="paragraph" style:parent-style-name="Heading_20_2">
      <style:text-properties officeooo:paragraph-rsid="00d4e5d7"/>
    </style:style>
    <style:style style:name="P165" style:family="paragraph" style:parent-style-name="Heading_20_2">
      <style:text-properties fo:font-style="normal" officeooo:rsid="00d784d8" officeooo:paragraph-rsid="00d784d8" style:font-style-asian="normal" style:font-style-complex="normal"/>
    </style:style>
    <style:style style:name="P166" style:family="paragraph" style:parent-style-name="Heading_20_2" style:list-style-name="">
      <style:text-properties officeooo:rsid="0111f355" officeooo:paragraph-rsid="0111f355"/>
    </style:style>
    <style:style style:name="P167" style:family="paragraph" style:parent-style-name="Heading_20_2">
      <style:paragraph-properties fo:break-before="page"/>
      <style:text-properties officeooo:rsid="002db933" officeooo:paragraph-rsid="002db933"/>
    </style:style>
    <style:style style:name="P168" style:family="paragraph" style:parent-style-name="Heading_20_2">
      <style:paragraph-properties fo:break-before="page"/>
      <style:text-properties officeooo:rsid="002f6a1a" officeooo:paragraph-rsid="002f6a1a"/>
    </style:style>
    <style:style style:name="P169" style:family="paragraph" style:parent-style-name="Heading_20_2">
      <style:paragraph-properties fo:break-before="page"/>
      <style:text-properties officeooo:rsid="003f9e64" officeooo:paragraph-rsid="003f9e64"/>
    </style:style>
    <style:style style:name="P170" style:family="paragraph" style:parent-style-name="Heading_20_2">
      <style:paragraph-properties fo:break-before="page"/>
      <style:text-properties officeooo:rsid="005293ad" officeooo:paragraph-rsid="005293ad"/>
    </style:style>
    <style:style style:name="P171" style:family="paragraph" style:parent-style-name="Heading_20_2">
      <style:paragraph-properties fo:break-before="page"/>
      <style:text-properties officeooo:rsid="007b4ba8" officeooo:paragraph-rsid="007b4ba8"/>
    </style:style>
    <style:style style:name="P172" style:family="paragraph" style:parent-style-name="Heading_20_2">
      <style:paragraph-properties fo:break-before="page"/>
      <style:text-properties officeooo:rsid="008bfa1b" officeooo:paragraph-rsid="008bfa1b"/>
    </style:style>
    <style:style style:name="P173" style:family="paragraph" style:parent-style-name="Heading_20_2">
      <style:paragraph-properties fo:break-before="page"/>
      <style:text-properties officeooo:rsid="00aa857c" officeooo:paragraph-rsid="00aa857c"/>
    </style:style>
    <style:style style:name="P174" style:family="paragraph" style:parent-style-name="Heading_20_2">
      <style:paragraph-properties fo:break-before="page"/>
      <style:text-properties officeooo:rsid="00b3decf" officeooo:paragraph-rsid="00b3decf"/>
    </style:style>
    <style:style style:name="P175" style:family="paragraph" style:parent-style-name="Heading_20_2">
      <style:paragraph-properties fo:break-before="page"/>
      <style:text-properties officeooo:rsid="00ee49f4" officeooo:paragraph-rsid="00ee49f4"/>
    </style:style>
    <style:style style:name="P176" style:family="paragraph" style:parent-style-name="Heading_20_2">
      <style:paragraph-properties fo:break-before="page"/>
      <style:text-properties officeooo:rsid="00ff5554" officeooo:paragraph-rsid="00ff5554"/>
    </style:style>
    <style:style style:name="P177" style:family="paragraph" style:parent-style-name="Heading_20_2">
      <style:paragraph-properties fo:break-before="page"/>
      <style:text-properties officeooo:rsid="0111f355" officeooo:paragraph-rsid="0111f355"/>
    </style:style>
    <style:style style:name="P178" style:family="paragraph" style:parent-style-name="Heading_20_3">
      <style:text-properties officeooo:rsid="0124393e" officeooo:paragraph-rsid="0124393e"/>
    </style:style>
    <style:style style:name="T1" style:family="text">
      <style:text-properties fo:font-style="italic" style:font-style-asian="italic" style:font-style-complex="italic"/>
    </style:style>
    <style:style style:name="T2" style:family="text">
      <style:text-properties fo:font-style="italic" officeooo:rsid="0012e913" style:font-style-asian="italic" style:font-style-complex="italic"/>
    </style:style>
    <style:style style:name="T3" style:family="text">
      <style:text-properties fo:font-style="italic" officeooo:rsid="0014daba" style:font-style-asian="italic" style:font-style-complex="italic"/>
    </style:style>
    <style:style style:name="T4" style:family="text">
      <style:text-properties fo:font-style="italic" officeooo:rsid="0016661f" style:font-style-asian="italic" style:font-style-complex="italic"/>
    </style:style>
    <style:style style:name="T5" style:family="text">
      <style:text-properties fo:font-style="italic" officeooo:rsid="0018b8be" style:font-style-asian="italic" style:font-style-complex="italic"/>
    </style:style>
    <style:style style:name="T6" style:family="text">
      <style:text-properties fo:font-style="italic" officeooo:rsid="001fd5f4" style:font-style-asian="italic" style:font-style-complex="italic"/>
    </style:style>
    <style:style style:name="T7" style:family="text">
      <style:text-properties fo:font-style="italic" officeooo:rsid="002d7788" style:font-style-asian="italic" style:font-style-complex="italic"/>
    </style:style>
    <style:style style:name="T8" style:family="text">
      <style:text-properties fo:font-style="italic" officeooo:rsid="0032ac5e" style:font-style-asian="italic" style:font-style-complex="italic"/>
    </style:style>
    <style:style style:name="T9" style:family="text">
      <style:text-properties fo:font-style="italic" officeooo:rsid="0033eeae" style:font-style-asian="italic" style:font-style-complex="italic"/>
    </style:style>
    <style:style style:name="T10" style:family="text">
      <style:text-properties fo:font-style="italic" officeooo:rsid="00457d12" style:font-style-asian="italic" style:font-style-complex="italic"/>
    </style:style>
    <style:style style:name="T11" style:family="text">
      <style:text-properties fo:font-style="italic" officeooo:rsid="00459bdb" style:font-style-asian="italic" style:font-style-complex="italic"/>
    </style:style>
    <style:style style:name="T12" style:family="text">
      <style:text-properties fo:font-style="italic" officeooo:rsid="0057abea" style:font-style-asian="italic" style:font-style-complex="italic"/>
    </style:style>
    <style:style style:name="T13" style:family="text">
      <style:text-properties fo:font-style="italic" officeooo:rsid="00621a53" style:font-style-asian="italic" style:font-style-complex="italic"/>
    </style:style>
    <style:style style:name="T14" style:family="text">
      <style:text-properties fo:font-style="italic" officeooo:rsid="007a07b9" style:font-style-asian="italic" style:font-style-complex="italic"/>
    </style:style>
    <style:style style:name="T15" style:family="text">
      <style:text-properties fo:font-style="italic" officeooo:rsid="007f2c33" style:font-style-asian="italic" style:font-style-complex="italic"/>
    </style:style>
    <style:style style:name="T16" style:family="text">
      <style:text-properties fo:font-style="italic" officeooo:rsid="0083cc9a" style:font-style-asian="italic" style:font-style-complex="italic"/>
    </style:style>
    <style:style style:name="T17" style:family="text">
      <style:text-properties fo:font-style="italic" officeooo:rsid="0084c583" style:font-style-asian="italic" style:font-style-complex="italic"/>
    </style:style>
    <style:style style:name="T18" style:family="text">
      <style:text-properties fo:font-style="italic" officeooo:rsid="008dc9ce" style:font-style-asian="italic" style:font-style-complex="italic"/>
    </style:style>
    <style:style style:name="T19" style:family="text">
      <style:text-properties fo:font-style="italic" officeooo:rsid="008e33d2" style:font-style-asian="italic" style:font-style-complex="italic"/>
    </style:style>
    <style:style style:name="T20" style:family="text">
      <style:text-properties fo:font-style="italic" officeooo:rsid="00913898" style:font-style-asian="italic" style:font-style-complex="italic"/>
    </style:style>
    <style:style style:name="T21" style:family="text">
      <style:text-properties fo:font-style="italic" officeooo:rsid="00934929" style:font-style-asian="italic" style:font-style-complex="italic"/>
    </style:style>
    <style:style style:name="T22" style:family="text">
      <style:text-properties fo:font-style="italic" officeooo:rsid="00941f73" style:font-style-asian="italic" style:font-style-complex="italic"/>
    </style:style>
    <style:style style:name="T23" style:family="text">
      <style:text-properties fo:font-style="italic" officeooo:rsid="0095f7e5" style:font-style-asian="italic" style:font-style-complex="italic"/>
    </style:style>
    <style:style style:name="T24" style:family="text">
      <style:text-properties fo:font-style="italic" officeooo:rsid="0096800b" style:font-style-asian="italic" style:font-style-complex="italic"/>
    </style:style>
    <style:style style:name="T25" style:family="text">
      <style:text-properties fo:font-style="italic" officeooo:rsid="0097c160" style:font-style-asian="italic" style:font-style-complex="italic"/>
    </style:style>
    <style:style style:name="T26" style:family="text">
      <style:text-properties fo:font-style="italic" officeooo:rsid="0099b6b2" style:font-style-asian="italic" style:font-style-complex="italic"/>
    </style:style>
    <style:style style:name="T27" style:family="text">
      <style:text-properties fo:font-style="italic" officeooo:rsid="009b21fe" style:font-style-asian="italic" style:font-style-complex="italic"/>
    </style:style>
    <style:style style:name="T28" style:family="text">
      <style:text-properties fo:font-style="italic" officeooo:rsid="00a5e5e7" style:font-style-asian="italic" style:font-style-complex="italic"/>
    </style:style>
    <style:style style:name="T29" style:family="text">
      <style:text-properties fo:font-style="italic" officeooo:rsid="00a6ea7c" style:font-style-asian="italic" style:font-style-complex="italic"/>
    </style:style>
    <style:style style:name="T30" style:family="text">
      <style:text-properties fo:font-style="italic" officeooo:rsid="00aa67b3" style:font-style-asian="italic" style:font-style-complex="italic"/>
    </style:style>
    <style:style style:name="T31" style:family="text">
      <style:text-properties fo:font-style="italic" officeooo:rsid="00ac8f1a" style:font-style-asian="italic" style:font-style-complex="italic"/>
    </style:style>
    <style:style style:name="T32" style:family="text">
      <style:text-properties fo:font-style="italic" officeooo:rsid="00af0166" style:font-style-asian="italic" style:font-style-complex="italic"/>
    </style:style>
    <style:style style:name="T33" style:family="text">
      <style:text-properties fo:font-style="italic" officeooo:rsid="00b1075c" style:font-style-asian="italic" style:font-style-complex="italic"/>
    </style:style>
    <style:style style:name="T34" style:family="text">
      <style:text-properties fo:font-style="italic" officeooo:rsid="00b30695" style:font-style-asian="italic" style:font-style-complex="italic"/>
    </style:style>
    <style:style style:name="T35" style:family="text">
      <style:text-properties fo:font-style="italic" officeooo:rsid="00b4c48f" style:font-style-asian="italic" style:font-style-complex="italic"/>
    </style:style>
    <style:style style:name="T36" style:family="text">
      <style:text-properties fo:font-style="italic" officeooo:rsid="00b7bb79" style:font-style-asian="italic" style:font-style-complex="italic"/>
    </style:style>
    <style:style style:name="T37" style:family="text">
      <style:text-properties fo:font-style="italic" officeooo:rsid="00b8ab5a" style:font-style-asian="italic" style:font-style-complex="italic"/>
    </style:style>
    <style:style style:name="T38" style:family="text">
      <style:text-properties fo:font-style="italic" officeooo:rsid="00ba99ab" style:font-style-asian="italic" style:font-style-complex="italic"/>
    </style:style>
    <style:style style:name="T39" style:family="text">
      <style:text-properties fo:font-style="italic" officeooo:rsid="00bc4332" style:font-style-asian="italic" style:font-style-complex="italic"/>
    </style:style>
    <style:style style:name="T40" style:family="text">
      <style:text-properties fo:font-style="italic" officeooo:rsid="00c453bf" style:font-style-asian="italic" style:font-style-complex="italic"/>
    </style:style>
    <style:style style:name="T41" style:family="text">
      <style:text-properties fo:font-style="italic" officeooo:rsid="00c514d8" style:font-style-asian="italic" style:font-style-complex="italic"/>
    </style:style>
    <style:style style:name="T42" style:family="text">
      <style:text-properties fo:font-style="italic" officeooo:rsid="00d11f3a" style:font-style-asian="italic" style:font-style-complex="italic"/>
    </style:style>
    <style:style style:name="T43" style:family="text">
      <style:text-properties fo:font-style="italic" officeooo:rsid="00d4e5d7" style:font-style-asian="italic" style:font-style-complex="italic"/>
    </style:style>
    <style:style style:name="T44" style:family="text">
      <style:text-properties fo:font-style="italic" officeooo:rsid="00d5a9ad" style:font-style-asian="italic" style:font-style-complex="italic"/>
    </style:style>
    <style:style style:name="T45" style:family="text">
      <style:text-properties fo:font-style="italic" officeooo:rsid="00d7fe7c" style:font-style-asian="italic" style:font-style-complex="italic"/>
    </style:style>
    <style:style style:name="T46" style:family="text">
      <style:text-properties fo:font-style="italic" officeooo:rsid="00d8e686" style:font-style-asian="italic" style:font-style-complex="italic"/>
    </style:style>
    <style:style style:name="T47" style:family="text">
      <style:text-properties fo:font-style="italic" officeooo:rsid="00dab605" style:font-style-asian="italic" style:font-style-complex="italic"/>
    </style:style>
    <style:style style:name="T48" style:family="text">
      <style:text-properties fo:font-style="italic" officeooo:rsid="00db809a" style:font-style-asian="italic" style:font-style-complex="italic"/>
    </style:style>
    <style:style style:name="T49" style:family="text">
      <style:text-properties fo:font-style="italic" officeooo:rsid="00e93b9d" style:font-style-asian="italic" style:font-style-complex="italic"/>
    </style:style>
    <style:style style:name="T50" style:family="text">
      <style:text-properties fo:font-style="italic" officeooo:rsid="00eb3172" style:font-style-asian="italic" style:font-style-complex="italic"/>
    </style:style>
    <style:style style:name="T51" style:family="text">
      <style:text-properties fo:font-style="italic" officeooo:rsid="00ed1a06" style:font-style-asian="italic" style:font-style-complex="italic"/>
    </style:style>
    <style:style style:name="T52" style:family="text">
      <style:text-properties fo:font-style="italic" officeooo:rsid="00f00d6a" style:font-style-asian="italic" style:font-style-complex="italic"/>
    </style:style>
    <style:style style:name="T53" style:family="text">
      <style:text-properties fo:font-style="italic" officeooo:rsid="00f24854" style:font-style-asian="italic" style:font-style-complex="italic"/>
    </style:style>
    <style:style style:name="T54" style:family="text">
      <style:text-properties fo:font-style="italic" officeooo:rsid="00f3e107" style:font-style-asian="italic" style:font-style-complex="italic"/>
    </style:style>
    <style:style style:name="T55" style:family="text">
      <style:text-properties fo:font-style="italic" officeooo:rsid="00f56433" style:font-style-asian="italic" style:font-style-complex="italic"/>
    </style:style>
    <style:style style:name="T56" style:family="text">
      <style:text-properties fo:font-style="italic" officeooo:rsid="00f6a5f7" style:font-style-asian="italic" style:font-style-complex="italic"/>
    </style:style>
    <style:style style:name="T57" style:family="text">
      <style:text-properties fo:font-style="italic" officeooo:rsid="00fc8b85" style:font-style-asian="italic" style:font-style-complex="italic"/>
    </style:style>
    <style:style style:name="T58" style:family="text">
      <style:text-properties fo:font-style="italic" officeooo:rsid="00fdb4ab" style:font-style-asian="italic" style:font-style-complex="italic"/>
    </style:style>
    <style:style style:name="T59" style:family="text">
      <style:text-properties fo:font-style="italic" officeooo:rsid="0104f0f8" style:font-style-asian="italic" style:font-style-complex="italic"/>
    </style:style>
    <style:style style:name="T60" style:family="text">
      <style:text-properties fo:font-style="italic" officeooo:rsid="01058192" style:font-style-asian="italic" style:font-style-complex="italic"/>
    </style:style>
    <style:style style:name="T61" style:family="text">
      <style:text-properties fo:font-style="italic" officeooo:rsid="0106fd5d" style:font-style-asian="italic" style:font-style-complex="italic"/>
    </style:style>
    <style:style style:name="T62" style:family="text">
      <style:text-properties fo:font-style="italic" officeooo:rsid="0109b5e2" style:font-style-asian="italic" style:font-style-complex="italic"/>
    </style:style>
    <style:style style:name="T63" style:family="text">
      <style:text-properties fo:font-style="italic" officeooo:rsid="0110d655" style:font-style-asian="italic" style:font-style-complex="italic"/>
    </style:style>
    <style:style style:name="T64" style:family="text">
      <style:text-properties fo:font-style="italic" officeooo:rsid="011253cd" style:font-style-asian="italic" style:font-style-complex="italic"/>
    </style:style>
    <style:style style:name="T65" style:family="text">
      <style:text-properties fo:font-style="italic" officeooo:rsid="0113b5e1" style:font-style-asian="italic" style:font-style-complex="italic"/>
    </style:style>
    <style:style style:name="T66" style:family="text">
      <style:text-properties fo:font-style="italic" officeooo:rsid="0113fb1f" style:font-style-asian="italic" style:font-style-complex="italic"/>
    </style:style>
    <style:style style:name="T67" style:family="text">
      <style:text-properties fo:font-style="italic" officeooo:rsid="011494af" style:font-style-asian="italic" style:font-style-complex="italic"/>
    </style:style>
    <style:style style:name="T68" style:family="text">
      <style:text-properties fo:font-style="italic" officeooo:rsid="0115bf8f" style:font-style-asian="italic" style:font-style-complex="italic"/>
    </style:style>
    <style:style style:name="T69" style:family="text">
      <style:text-properties fo:font-style="italic" officeooo:rsid="01179863" style:font-style-asian="italic" style:font-style-complex="italic"/>
    </style:style>
    <style:style style:name="T70" style:family="text">
      <style:text-properties fo:font-style="italic" officeooo:rsid="0117d171" style:font-style-asian="italic" style:font-style-complex="italic"/>
    </style:style>
    <style:style style:name="T71" style:family="text">
      <style:text-properties fo:font-style="italic" officeooo:rsid="011b2be4" style:font-style-asian="italic" style:font-style-complex="italic"/>
    </style:style>
    <style:style style:name="T72" style:family="text">
      <style:text-properties fo:font-style="italic" officeooo:rsid="011cdbf4" style:font-style-asian="italic" style:font-style-complex="italic"/>
    </style:style>
    <style:style style:name="T73" style:family="text">
      <style:text-properties fo:font-style="italic" officeooo:rsid="011dcae3" style:font-style-asian="italic" style:font-style-complex="italic"/>
    </style:style>
    <style:style style:name="T74" style:family="text">
      <style:text-properties fo:font-style="italic" officeooo:rsid="011e5096" style:font-style-asian="italic" style:font-style-complex="italic"/>
    </style:style>
    <style:style style:name="T75" style:family="text">
      <style:text-properties fo:font-style="italic" officeooo:rsid="011f0a71" style:font-style-asian="italic" style:font-style-complex="italic"/>
    </style:style>
    <style:style style:name="T76" style:family="text">
      <style:text-properties fo:font-style="italic" officeooo:rsid="01225608" style:font-style-asian="italic" style:font-style-complex="italic"/>
    </style:style>
    <style:style style:name="T77" style:family="text">
      <style:text-properties fo:font-style="italic" officeooo:rsid="012259fb"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3bfbbb" style:font-style-asian="italic" style:font-weight-asian="normal" style:font-style-complex="italic" style:font-weight-complex="normal"/>
    </style:style>
    <style:style style:name="T80" style:family="text">
      <style:text-properties fo:font-style="italic" fo:font-weight="normal" officeooo:rsid="004b495d" style:font-style-asian="italic" style:font-weight-asian="normal" style:font-style-complex="italic" style:font-weight-complex="normal"/>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008a1a32" style:font-style-asian="italic" style:font-style-complex="italic"/>
    </style:style>
    <style:style style:name="T84" style:family="text">
      <style:text-properties fo:font-style="italic" style:text-underline-style="none" officeooo:rsid="009b4228" style:font-style-asian="italic" style:font-style-complex="italic"/>
    </style:style>
    <style:style style:name="T85" style:family="text">
      <style:text-properties fo:font-style="italic" style:text-underline-style="none" officeooo:rsid="009eee8b" style:font-style-asian="italic" style:font-style-complex="italic"/>
    </style:style>
    <style:style style:name="T86" style:family="text">
      <style:text-properties fo:font-style="italic" style:text-underline-style="none" officeooo:rsid="00b04d09" style:font-style-asian="italic" style:font-style-complex="italic"/>
    </style:style>
    <style:style style:name="T87" style:family="text">
      <style:text-properties fo:font-style="italic" style:text-underline-style="none" officeooo:rsid="00dd4f19" style:font-style-asian="italic" style:font-style-complex="italic"/>
    </style:style>
    <style:style style:name="T88" style:family="text">
      <style:text-properties fo:font-style="italic" style:text-underline-style="none" officeooo:rsid="00e09221" style:font-style-asian="italic" style:font-style-complex="italic"/>
    </style:style>
    <style:style style:name="T89" style:family="text">
      <style:text-properties fo:font-style="italic" style:text-underline-style="none" officeooo:rsid="00e14ca8" style:font-style-asian="italic" style:font-style-complex="italic"/>
    </style:style>
    <style:style style:name="T90" style:family="text">
      <style:text-properties fo:font-style="italic" style:text-underline-style="none" officeooo:rsid="00e2bc92" style:font-style-asian="italic" style:font-style-complex="italic"/>
    </style:style>
    <style:style style:name="T91" style:family="text">
      <style:text-properties fo:font-style="normal" style:font-style-asian="normal" style:font-style-complex="normal"/>
    </style:style>
    <style:style style:name="T92" style:family="text">
      <style:text-properties fo:font-style="normal" officeooo:rsid="0025e84e" style:font-style-asian="normal" style:font-style-complex="normal"/>
    </style:style>
    <style:style style:name="T93" style:family="text">
      <style:text-properties fo:font-style="normal" officeooo:rsid="00417057" style:font-style-asian="normal" style:font-style-complex="normal"/>
    </style:style>
    <style:style style:name="T94" style:family="text">
      <style:text-properties fo:font-style="normal" officeooo:rsid="00621a53" style:font-style-asian="normal" style:font-style-complex="normal"/>
    </style:style>
    <style:style style:name="T95" style:family="text">
      <style:text-properties fo:font-style="normal" officeooo:rsid="0068a135" style:font-style-asian="normal" style:font-style-complex="normal"/>
    </style:style>
    <style:style style:name="T96" style:family="text">
      <style:text-properties fo:font-style="normal" officeooo:rsid="006912f3" style:font-style-asian="normal" style:font-style-complex="normal"/>
    </style:style>
    <style:style style:name="T97" style:family="text">
      <style:text-properties fo:font-style="normal" officeooo:rsid="006bce90" style:font-style-asian="normal" style:font-style-complex="normal"/>
    </style:style>
    <style:style style:name="T98" style:family="text">
      <style:text-properties fo:font-style="normal" officeooo:rsid="006c3cf7" style:font-style-asian="normal" style:font-style-complex="normal"/>
    </style:style>
    <style:style style:name="T99" style:family="text">
      <style:text-properties fo:font-style="normal" officeooo:rsid="006df13d" style:font-style-asian="normal" style:font-style-complex="normal"/>
    </style:style>
    <style:style style:name="T100" style:family="text">
      <style:text-properties fo:font-style="normal" officeooo:rsid="008e33d2" style:font-style-asian="normal" style:font-style-complex="normal"/>
    </style:style>
    <style:style style:name="T101" style:family="text">
      <style:text-properties fo:font-style="normal" officeooo:rsid="00913898" style:font-style-asian="normal" style:font-style-complex="normal"/>
    </style:style>
    <style:style style:name="T102" style:family="text">
      <style:text-properties fo:font-style="normal" officeooo:rsid="009273fc" style:font-style-asian="normal" style:font-style-complex="normal"/>
    </style:style>
    <style:style style:name="T103" style:family="text">
      <style:text-properties fo:font-style="normal" officeooo:rsid="00934929" style:font-style-asian="normal" style:font-style-complex="normal"/>
    </style:style>
    <style:style style:name="T104" style:family="text">
      <style:text-properties fo:font-style="normal" officeooo:rsid="00a5e5e7" style:font-style-asian="normal" style:font-style-complex="normal"/>
    </style:style>
    <style:style style:name="T105" style:family="text">
      <style:text-properties fo:font-style="normal" officeooo:rsid="00ac8f1a" style:font-style-asian="normal" style:font-style-complex="normal"/>
    </style:style>
    <style:style style:name="T106" style:family="text">
      <style:text-properties fo:font-style="normal" officeooo:rsid="00b4c48f" style:font-style-asian="normal" style:font-style-complex="normal"/>
    </style:style>
    <style:style style:name="T107" style:family="text">
      <style:text-properties fo:font-style="normal" officeooo:rsid="00c453bf" style:font-style-asian="normal" style:font-style-complex="normal"/>
    </style:style>
    <style:style style:name="T108" style:family="text">
      <style:text-properties fo:font-style="normal" officeooo:rsid="00c514d8" style:font-style-asian="normal" style:font-style-complex="normal"/>
    </style:style>
    <style:style style:name="T109" style:family="text">
      <style:text-properties fo:font-style="normal" officeooo:rsid="00c7ab95" style:font-style-asian="normal" style:font-style-complex="normal"/>
    </style:style>
    <style:style style:name="T110" style:family="text">
      <style:text-properties fo:font-style="normal" officeooo:rsid="00c8e912" style:font-style-asian="normal" style:font-style-complex="normal"/>
    </style:style>
    <style:style style:name="T111" style:family="text">
      <style:text-properties fo:font-style="normal" officeooo:rsid="00d4e5d7" style:font-style-asian="normal" style:font-style-complex="normal"/>
    </style:style>
    <style:style style:name="T112" style:family="text">
      <style:text-properties fo:font-style="normal" officeooo:rsid="00d5a9ad" style:font-style-asian="normal" style:font-style-complex="normal"/>
    </style:style>
    <style:style style:name="T113" style:family="text">
      <style:text-properties fo:font-style="normal" officeooo:rsid="00d7fe7c" style:font-style-asian="normal" style:font-style-complex="normal"/>
    </style:style>
    <style:style style:name="T114" style:family="text">
      <style:text-properties fo:font-style="normal" officeooo:rsid="00d8e686" style:font-style-asian="normal" style:font-style-complex="normal"/>
    </style:style>
    <style:style style:name="T115" style:family="text">
      <style:text-properties fo:font-style="normal" officeooo:rsid="00e93b9d" style:font-style-asian="normal" style:font-style-complex="normal"/>
    </style:style>
    <style:style style:name="T116" style:family="text">
      <style:text-properties fo:font-style="normal" officeooo:rsid="00f746b1" style:font-style-asian="normal" style:font-style-complex="normal"/>
    </style:style>
    <style:style style:name="T117" style:family="text">
      <style:text-properties fo:font-style="normal" officeooo:rsid="01028523" style:font-style-asian="normal" style:font-style-complex="normal"/>
    </style:style>
    <style:style style:name="T118" style:family="text">
      <style:text-properties fo:font-style="normal" officeooo:rsid="011253cd" style:font-style-asian="normal" style:font-style-complex="normal"/>
    </style:style>
    <style:style style:name="T119" style:family="text">
      <style:text-properties fo:font-style="normal" officeooo:rsid="0113b5e1" style:font-style-asian="normal" style:font-style-complex="normal"/>
    </style:style>
    <style:style style:name="T120" style:family="text">
      <style:text-properties fo:font-style="normal" style:text-underline-style="none" style:font-style-asian="normal" style:font-style-complex="normal"/>
    </style:style>
    <style:style style:name="T121" style:family="text">
      <style:text-properties fo:font-style="normal" style:text-underline-style="none" officeooo:rsid="009b21fe" style:font-style-asian="normal" style:font-style-complex="normal"/>
    </style:style>
    <style:style style:name="T122" style:family="text">
      <style:text-properties fo:font-style="normal" style:text-underline-style="none" officeooo:rsid="00dd4f19" style:font-style-asian="normal" style:font-style-complex="normal"/>
    </style:style>
    <style:style style:name="T123" style:family="text">
      <style:text-properties fo:font-style="normal" style:text-underline-style="none" officeooo:rsid="00df1a66" style:font-style-asian="normal" style:font-style-complex="normal"/>
    </style:style>
    <style:style style:name="T124" style:family="text">
      <style:text-properties fo:font-style="normal" style:text-underline-style="none" officeooo:rsid="00e09221" style:font-style-asian="normal" style:font-style-complex="normal"/>
    </style:style>
    <style:style style:name="T125" style:family="text">
      <style:text-properties fo:font-style="normal" style:text-underline-style="none" officeooo:rsid="00e14ca8" style:font-style-asian="normal" style:font-style-complex="normal"/>
    </style:style>
    <style:style style:name="T126" style:family="text">
      <style:text-properties fo:font-style="normal" style:text-underline-style="none" officeooo:rsid="00e2bc92" style:font-style-asian="normal" style:font-style-complex="normal"/>
    </style:style>
    <style:style style:name="T127" style:family="text">
      <style:text-properties fo:font-style="normal" style:text-underline-style="none" officeooo:rsid="00e2d9d9" style:font-style-asian="normal" style:font-style-complex="normal"/>
    </style:style>
    <style:style style:name="T128" style:family="text">
      <style:text-properties officeooo:rsid="0018b8be"/>
    </style:style>
    <style:style style:name="T129" style:family="text">
      <style:text-properties fo:color="#21409a" fo:font-style="italic" style:font-style-asian="italic" style:font-style-complex="italic"/>
    </style:style>
    <style:style style:name="T130" style:family="text">
      <style:text-properties officeooo:rsid="0025e84e"/>
    </style:style>
    <style:style style:name="T131" style:family="text">
      <style:text-properties officeooo:rsid="002c1397"/>
    </style:style>
    <style:style style:name="T132" style:family="text">
      <style:text-properties officeooo:rsid="002d7788"/>
    </style:style>
    <style:style style:name="T133" style:family="text">
      <style:text-properties officeooo:rsid="0032ac5e"/>
    </style:style>
    <style:style style:name="T134" style:family="text">
      <style:text-properties officeooo:rsid="00341ab5"/>
    </style:style>
    <style:style style:name="T135" style:family="text">
      <style:text-properties officeooo:rsid="0037dc32"/>
    </style:style>
    <style:style style:name="T136" style:family="text">
      <style:text-properties fo:font-weight="normal" style:font-weight-asian="normal" style:font-weight-complex="normal"/>
    </style:style>
    <style:style style:name="T137" style:family="text">
      <style:text-properties fo:font-weight="normal" officeooo:rsid="003a81d4" style:font-weight-asian="normal" style:font-weight-complex="normal"/>
    </style:style>
    <style:style style:name="T138" style:family="text">
      <style:text-properties officeooo:rsid="004132f1"/>
    </style:style>
    <style:style style:name="T139" style:family="text">
      <style:text-properties officeooo:rsid="00417057"/>
    </style:style>
    <style:style style:name="T140" style:family="text">
      <style:text-properties officeooo:rsid="0044109a"/>
    </style:style>
    <style:style style:name="T141" style:family="text">
      <style:text-properties style:text-line-through-style="none" style:text-line-through-type="none"/>
    </style:style>
    <style:style style:name="T142" style:family="text">
      <style:text-properties style:text-line-through-style="none" style:text-line-through-type="none" fo:font-style="italic" style:font-style-asian="italic" style:font-style-complex="italic"/>
    </style:style>
    <style:style style:name="T143" style:family="text">
      <style:text-properties style:text-line-through-style="none" style:text-line-through-type="none" fo:font-style="italic" officeooo:rsid="004f0b15" style:font-style-asian="italic" style:font-style-complex="italic"/>
    </style:style>
    <style:style style:name="T144" style:family="text">
      <style:text-properties officeooo:rsid="005000aa"/>
    </style:style>
    <style:style style:name="T145" style:family="text">
      <style:text-properties officeooo:rsid="0050ad6c"/>
    </style:style>
    <style:style style:name="T146" style:family="text">
      <style:text-properties officeooo:rsid="0054f75f"/>
    </style:style>
    <style:style style:name="T147" style:family="text">
      <style:text-properties officeooo:rsid="005cf0b4"/>
    </style:style>
    <style:style style:name="T148" style:family="text">
      <style:text-properties officeooo:rsid="005e6f0d"/>
    </style:style>
    <style:style style:name="T149" style:family="text">
      <style:text-properties officeooo:rsid="00652ffd"/>
    </style:style>
    <style:style style:name="T150" style:family="text">
      <style:text-properties officeooo:rsid="006912f3"/>
    </style:style>
    <style:style style:name="T151" style:family="text">
      <style:text-properties officeooo:rsid="006bce90"/>
    </style:style>
    <style:style style:name="T152" style:family="text">
      <style:text-properties officeooo:rsid="006df13d"/>
    </style:style>
    <style:style style:name="T153" style:family="text">
      <style:text-properties officeooo:rsid="007f2c33"/>
    </style:style>
    <style:style style:name="T154" style:family="text">
      <style:text-properties officeooo:rsid="0083cc9a"/>
    </style:style>
    <style:style style:name="T155" style:family="text">
      <style:text-properties style:text-underline-style="none"/>
    </style:style>
    <style:style style:name="T156" style:family="text">
      <style:text-properties style:text-underline-style="none" officeooo:rsid="009b4228"/>
    </style:style>
    <style:style style:name="T157" style:family="text">
      <style:text-properties style:text-underline-style="none" officeooo:rsid="00b04d09"/>
    </style:style>
    <style:style style:name="T158" style:family="text">
      <style:text-properties style:text-underline-style="none" officeooo:rsid="00e2d9d9"/>
    </style:style>
    <style:style style:name="T159" style:family="text">
      <style:text-properties style:text-underline-style="none" officeooo:rsid="00e3c22a"/>
    </style:style>
    <style:style style:name="T160" style:family="text">
      <style:text-properties style:text-underline-style="none" officeooo:rsid="00e58205"/>
    </style:style>
    <style:style style:name="T161" style:family="text">
      <style:text-properties officeooo:rsid="00a6ea7c"/>
    </style:style>
    <style:style style:name="T162" style:family="text">
      <style:text-properties officeooo:rsid="00aa67b3"/>
    </style:style>
    <style:style style:name="T163" style:family="text">
      <style:text-properties fo:color="#00a65d"/>
    </style:style>
    <style:style style:name="T164" style:family="text">
      <style:text-properties fo:color="#00a65d" fo:font-style="normal" officeooo:rsid="00b4c48f" style:font-style-asian="normal" style:font-style-complex="normal"/>
    </style:style>
    <style:style style:name="T165" style:family="text">
      <style:text-properties fo:color="#00a65d" fo:font-style="normal" officeooo:rsid="00b8991e" style:font-style-asian="normal" style:font-style-complex="normal"/>
    </style:style>
    <style:style style:name="T166" style:family="text">
      <style:text-properties fo:color="#00a65d" fo:font-style="normal" officeooo:rsid="00b8ab5a" style:font-style-asian="normal" style:font-style-complex="normal"/>
    </style:style>
    <style:style style:name="T167" style:family="text">
      <style:text-properties fo:color="#00a65d" fo:font-style="italic" style:font-style-asian="italic" style:font-style-complex="italic"/>
    </style:style>
    <style:style style:name="T168" style:family="text">
      <style:text-properties officeooo:rsid="00b79d69"/>
    </style:style>
    <style:style style:name="T169" style:family="text">
      <style:text-properties officeooo:rsid="00b7bb79"/>
    </style:style>
    <style:style style:name="T170" style:family="text">
      <style:text-properties officeooo:rsid="00bbf4de"/>
    </style:style>
    <style:style style:name="T171" style:family="text">
      <style:text-properties officeooo:rsid="00bc4332"/>
    </style:style>
    <style:style style:name="T172" style:family="text">
      <style:text-properties officeooo:rsid="00c7ab95"/>
    </style:style>
    <style:style style:name="T173" style:family="text">
      <style:text-properties officeooo:rsid="00c8e912"/>
    </style:style>
    <style:style style:name="T174" style:family="text">
      <style:text-properties officeooo:rsid="00ca9d45"/>
    </style:style>
    <style:style style:name="T175" style:family="text">
      <style:text-properties officeooo:rsid="00d4e5d7"/>
    </style:style>
    <style:style style:name="T176" style:family="text">
      <style:text-properties officeooo:rsid="00dab605"/>
    </style:style>
    <style:style style:name="T177" style:family="text">
      <style:text-properties officeooo:rsid="00db809a"/>
    </style:style>
    <style:style style:name="T178" style:family="text">
      <style:text-properties officeooo:rsid="00ed1a06"/>
    </style:style>
    <style:style style:name="T179" style:family="text">
      <style:text-properties officeooo:rsid="00f3e107"/>
    </style:style>
    <style:style style:name="T180" style:family="text">
      <style:text-properties officeooo:rsid="00f6a5f7"/>
    </style:style>
    <style:style style:name="T181" style:family="text">
      <style:text-properties officeooo:rsid="0109b5e2"/>
    </style:style>
    <style:style style:name="T182" style:family="text">
      <style:text-properties officeooo:rsid="010d28eb"/>
    </style:style>
    <style:style style:name="T183" style:family="text">
      <style:text-properties officeooo:rsid="011b2be4"/>
    </style:style>
    <style:style style:name="T184" style:family="text">
      <style:text-properties officeooo:rsid="011cdbf4"/>
    </style:style>
    <style:style style:name="T185" style:family="text">
      <style:text-properties officeooo:rsid="011dcae3"/>
    </style:style>
    <style:style style:name="T186" style:family="text">
      <style:text-properties officeooo:rsid="011f0a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First Install Router:</text:p>
      <text:p text:style-name="P4">npm install react-router-dom</text:p>
      <text:p text:style-name="P4">npm install react-fontawesome react-simple-sidenav react-slick –save</text:p>
      <text:p text:style-name="P1"/>
      <text:p text:style-name="Text_20_body">Importing BrowserRouter in App.jsx</text:p>
      <text:p text:style-name="Text_20_body">Creating <text:span text:style-name="T1">routes.jsx </text:span>file for managing all routes.</text:p>
      <text:p text:style-name="Text_20_body">Creating class based component for routes.</text:p>
      <text:p text:style-name="Text_20_body">Inside Switch, create route for <text:span text:style-name="T1">home</text:span> component.</text:p>
      <text:p text:style-name="Text_20_body"><text:span text:style-name="T3">h</text:span><text:span text:style-name="T1">ome</text:span> inside <text:span text:style-name="T1">Components/</text:span><text:span text:style-name="T2">Home</text:span> folder.</text:p>
      <text:p text:style-name="P2"/>
      <text:p text:style-name="Text_20_body">Create high order component for header/footer etc.</text:p>
      <text:p text:style-name="Text_20_body">Creating <text:span text:style-name="T1">Layout </text:span>as HOC in <text:span text:style-name="T1">hoc/layout </text:span>folder.</text:p>
      <text:p text:style-name="P3"/>
      <text:p text:style-name="Text_20_body">Layout <text:span text:style-name="T91">is a class based component.</text:span></text:p>
      <text:p text:style-name="Text_20_body"><text:span text:style-name="T91">In </text:span>routes, Switch <text:span text:style-name="T91">is inside layout.</text:span></text:p>
      <text:p text:style-name="Text_20_body">Create CSS for layout <text:span text:style-name="T4">layout.css</text:span></text:p>
      <text:p text:style-name="Text_20_body">Using Google Fonts Roboto <text:span text:style-name="T128">&amp; copy font family to </text:span><text:span text:style-name="T5">layout.css</text:span></text:p>
      <text:p text:style-name="Text_20_body">We’re gonna be using CSS modules we need to eject: <text:span text:style-name="T129">npm run eject</text:span></text:p>
      <text:p text:style-name="Text_20_body">npm start</text:p>
      <text:p text:style-name="Text_20_body">We need to enable the CSS modules go to <text:span text:style-name="T6">config/</text:span><text:span text:style-name="T1">webpack.config.dev &amp; </text:span><text:span text:style-name="T6">config/</text:span><text:span text:style-name="T1">webpack.config.prod</text:span></text:p>
      <text:p text:style-name="P35">In <text:span text:style-name="T1">webpack.config.dev </text:span>few down the<text:span text:style-name="T1"> </text:span>line 160: see right above <text:span text:style-name="T1">importLoaders: </text:span><text:span text:style-name="T129">modules: true</text:span></text:p>
      <text:p text:style-name="P108">This didn’t work for my project &amp; will come back later …………………………………</text:p>
      <text:p text:style-name="P108"/>
      <text:p text:style-name="P108"/>
      <text:p text:style-name="P109"/>
      <text:h text:style-name="P167" text:outline-level="2">Adding Sidenav</text:h>
      <text:p text:style-name="P109"/>
      <text:p text:style-name="P109">Now we will create sidenav. It needs a state to know if it is opened or closed. </text:p>
      <text:p text:style-name="P6">Layout <text:span text:style-name="T91">handels state for all it’s children so </text:span>showNav <text:span text:style-name="T91">is in state for </text:span>true and false <text:span text:style-name="T92">and passed in </text:span><text:span text:style-name="T130">Header</text:span><text:span text:style-name="T92">.</text:span></text:p>
      <text:p text:style-name="P110">Two props <text:span text:style-name="T1">onHideNav </text:span><text:span text:style-name="T91">and </text:span><text:span text:style-name="T1">onOpenNav </text:span><text:span text:style-name="T91">are also passed which takes </text:span><text:span text:style-name="T1">toggleSidenav </text:span><text:span text:style-name="T91">function.</text:span></text:p>
      <text:p text:style-name="P45"/>
      <text:p text:style-name="P110"><text:span text:style-name="T91">Inside </text:span><text:span text:style-name="T1">Header </text:span><text:span text:style-name="T91">create </text:span><text:span text:style-name="T1">SideNav </text:span><text:span text:style-name="T91">where all props of header is passed as </text:span><text:span text:style-name="T1">...props</text:span></text:p>
      <text:p text:style-name="P7">SideNav <text:span text:style-name="T91">is in different file inside Header folder </text:span>Header/SideNav/sideNav.jsx</text:p>
      <text:p text:style-name="P36">We have installed dependency for sidenav so <text:span text:style-name="T1">import SideNav from ‘react-simple-sidenav’</text:span></text:p>
      <text:p text:style-name="P37">In <text:span text:style-name="T1">SideNav </text:span>component’s children, we have all the options or menus like home, about, etc</text:p>
      <text:p text:style-name="P38">In <text:span text:style-name="T1">SideNav, </text:span>we pass two arguments <text:span text:style-name="T1">showNav </text:span>and <text:span text:style-name="T1">onHideNav </text:span><text:span text:style-name="T131">which are predefined options</text:span><text:span text:style-name="T1">.</text:span></text:p>
      <text:p text:style-name="P38">For <text:span text:style-name="T1">onOpenNav, </text:span>we are catching this on <text:span text:style-name="T1">Header </text:span>where this FontAwesome bar is opening the <text:span text:style-name="T1">SideNav</text:span></text:p>
      <text:p text:style-name="P39">In <text:span text:style-name="T1">FontAwesome </text:span>tag for <text:span text:style-name="T1">bars </text:span>we have <text:span text:style-name="T1">onClick </text:span>function for passing <text:span text:style-name="T1">onOpenNav.</text:span></text:p>
      <text:p text:style-name="P40">Now we add style in <text:span text:style-name="T1">SideNav </text:span>which takes argument as <text:span text:style-name="T1">navStyle </text:span><text:span text:style-name="T132">where we set CSS properties like </text:span><text:span text:style-name="T7">background, maxWidth.</text:span></text:p>
      <text:h text:style-name="P154" text:outline-level="2"/>
      <text:h text:style-name="P155" text:outline-level="2"/>
      <text:h text:style-name="P168" text:outline-level="2">Sidenav Items</text:h>
      <text:p text:style-name="P39"/>
      <text:p text:style-name="Text_20_body">Create a component <text:span text:style-name="T1">SideNavItems </text:span>rendering it as a children of <text:span text:style-name="T1">SideNav </text:span>inside SideNav folder as <text:span text:style-name="T1">sideNav_items.jsx.</text:span></text:p>
      <text:p text:style-name="Text_20_body">We render div with class <text:span text:style-name="T1">navitem-option </text:span><text:span text:style-name="T133">with property </text:span><text:span text:style-name="T8">font-weight: 300; font-size: 12px; color: #bababa; padding: 10px; border-top: 1px solid #404040;</text:span></text:p>
      <text:p text:style-name="P41">Import <text:span text:style-name="T1">font-awesome, </text:span><text:span text:style-name="T9">Link</text:span> in <text:span text:style-name="T1">sideNav_items.jsx.</text:span></text:p>
      <text:p text:style-name="P42">Inside div there is <text:span text:style-name="T1">Link </text:span>with directory for home and inside <text:span text:style-name="T1">Link </text:span>there is <text:span text:style-name="T1">FontAwesome </text:span>which takes attribute <text:span text:style-name="T1">name=”home” </text:span><text:span text:style-name="T134">which generates home-like icon</text:span><text:span text:style-name="T1"> </text:span>and <text:span text:style-name="T1">FontAwesome</text:span> is self closing tag.</text:p>
      <text:p text:style-name="P8">navitem-option a =&gt; color: inherit; text-decoration: none;</text:p>
      <text:p text:style-name="P9">navitem-option span =&gt; color: #fff; margin-right: 10px;</text:p>
      <text:p text:style-name="P43">Now this div is a template for json <text:span text:style-name="T135">like</text:span> object which we will make a map inside a function <text:span text:style-name="T1">showItems.</text:span></text:p>
      <text:p text:style-name="P44">Make <text:span text:style-name="T1">item</text:span> which is array of objects &amp; each object have attributes =&gt; <text:span text:style-name="T1">type: navitem-option(class name of div), icon: ‘home’(different icon for different object), text: ‘Home’, link: ‘/’</text:span></text:p>
      <text:p text:style-name="P106">Similarly: <text:span text:style-name="T80">newspaper</text:span><text:span text:style-name="T78">, News, /news <text:s text:c="3"/></text:span><text:span text:style-name="T79">play, Videos, videos <text:s text:c="2"/></text:span><text:span text:style-name="T80">arrow-right</text:span><text:span text:style-name="T79">, Sign In, sign-in <text:s text:c="2"/></text:span><text:span text:style-name="T80">arrow-left</text:span><text:span text:style-name="T79">, Sign Out, /sign-out</text:span></text:p>
      <text:p text:style-name="P106">Note:<text:span text:style-name="T136"> For multiple lines of code we should add return for rendering anything we want.</text:span></text:p>
      <text:p text:style-name="P106"><text:span text:style-name="T136">For id, take second argument as i in map. </text:span><text:span text:style-name="T137">When we loop arrays in react we need key.</text:span></text:p>
      <text:p text:style-name="P107"/>
      <text:h text:style-name="P156" text:outline-level="2"/>
      <text:h text:style-name="P169" text:outline-level="2">Creating the Footer</text:h>
      <text:p text:style-name="P111"/>
      <text:p text:style-name="P5"><text:span text:style-name="T138">components/Footer/footer.jsx </text:span><text:span text:style-name="T93">and </text:span><text:span text:style-name="T139">footer.css</text:span></text:p>
      <text:p text:style-name="P46">It is stateless component.</text:p>
      <text:p text:style-name="P46">Import <text:span text:style-name="T1">Footer </text:span>in <text:span text:style-name="T1">Layout.</text:span></text:p>
      <text:p text:style-name="P46">Import <text:span text:style-name="T1">Link </text:span>in <text:span text:style-name="T1">Footer.</text:span></text:p>
      <text:p text:style-name="P47"><text:span text:style-name="T1">Div </text:span>with class name <text:span text:style-name="T1">footer-footer</text:span></text:p>
      <text:p text:style-name="P48">Link for <text:span text:style-name="T1">Home</text:span> with classname <text:span text:style-name="T1">footer-logo. </text:span><text:span text:style-name="T140">Image inside link same as header.</text:span></text:p>
      <text:p text:style-name="P49">Div with classname <text:span text:style-name="T1">footer-right</text:span> is sibling of Link with copyright text <text:span text:style-name="T1">@NBA 2018 All rights reserved.</text:span></text:p>
      <text:p text:style-name="P49"><text:span text:style-name="T1">.</text:span><text:span text:style-name="T10">footer-</text:span><text:span text:style-name="T11">footer</text:span><text:span text:style-name="T10"> =&gt; margin-top: 20px; background: #242424; display: flex; justify-content: center; align-items: center; </text:span></text:p>
      <text:p text:style-name="P49"><text:span text:style-name="T10">.</text:span><text:span text:style-name="T11">footer-logo img =&gt; height: 20px; padding: 10px; </text:span></text:p>
      <text:p text:style-name="P11">.footer-right =&gt; flex-grow: 1; color: #878787; font-size: 12px;</text:p>
      <text:p text:style-name="P50"><text:span text:style-name="T11">s</text:span><text:span text:style-name="T1">rc/config.jsx </text:span>where global variables we can use in many places of ou<text:span text:style-name="T144">r</text:span> project.</text:p>
      <text:p text:style-name="P10">CurrentYear = (new Date()).getFullYear();</text:p>
      <text:p text:style-name="P50">Export <text:span text:style-name="T1">CurrentYear </text:span>as an object(not as default)</text:p>
      <text:p text:style-name="P51">Replace hard coded year with <text:span text:style-name="T1">CurrentYear</text:span></text:p>
      <text:p text:style-name="P52">Install json server: <text:span text:style-name="T145">sudo </text:span><text:span text:style-name="T1">npm install -</text:span><text:span text:style-name="T142">g json-server</text:span></text:p>
      <text:p text:style-name="P118">Put json file inside the root directory.</text:p>
      <text:p text:style-name="P53"><text:span text:style-name="T141">Run json server: </text:span><text:span text:style-name="T142">json-server –watch db.json –</text:span><text:span text:style-name="T143">port 3004</text:span></text:p>
      <text:p text:style-name="P54"><text:span text:style-name="T141">Enter </text:span><text:span text:style-name="T142">localhost:3004/articles </text:span><text:span text:style-name="T141">in browser to see results.</text:span></text:p>
      <text:p text:style-name="P119"/>
      <text:p text:style-name="P12"/>
      <text:h text:style-name="P170" text:outline-level="2">Adding Slider</text:h>
      <text:p text:style-name="P112"/>
      <text:p text:style-name="P113">In <text:span text:style-name="T1">package.json </text:span><text:span text:style-name="T91">inside </text:span><text:span text:style-name="T1">scripts: “dev-serv”: “json-server –watch db.json –port 3004”</text:span></text:p>
      <text:p text:style-name="P55">Now run json server by <text:span text:style-name="T1">npm run dev-serv.</text:span></text:p>
      <text:p text:style-name="P56"><text:span text:style-name="T1">components/widgets/NewsSlider/slider.jsx </text:span><text:span text:style-name="T146">is a class based component </text:span><text:span text:style-name="T12">NewsSlider</text:span><text:span text:style-name="T146">.</text:span></text:p>
      <text:p text:style-name="P57">Reference <text:span text:style-name="T1">NewsSlider </text:span>in <text:span text:style-name="T1">Home</text:span></text:p>
      <text:p text:style-name="P57">In <text:span text:style-name="T1">NewsSlider </text:span>empty <text:span text:style-name="T1">news </text:span>array inside state</text:p>
      <text:p text:style-name="P58">After everything is ready(mounted) we will make a request to localhost/articles by lifecycle method <text:span text:style-name="T1">componentWillMount()</text:span></text:p>
      <text:p text:style-name="P58">Install <text:span text:style-name="T1">axios </text:span>which is a library to make request just like ajax.</text:p>
      <text:p text:style-name="P58">In our directory: <text:span text:style-name="T1">npm install axios –save</text:span></text:p>
      <text:p text:style-name="P59">Will be importing <text:span text:style-name="T1">axios </text:span>in <text:span text:style-name="T1">slider.jsx: import axios from ‘axios’</text:span></text:p>
      <text:p text:style-name="P13">axios.get(`<text:a xlink:type="simple" xlink:href="http://localhost:3004/articles" text:style-name="Internet_20_link" text:visited-style-name="Visited_20_Internet_20_Link">http://localhost:3004/articles</text:a>`)</text:p>
      <text:p text:style-name="P114">.then( response =&gt; {</text:p>
      <text:p text:style-name="P114"><text:tab/><text:span text:style-name="T147">console.log(response);</text:span></text:p>
      <text:p text:style-name="P114">} )</text:p>
      <text:p text:style-name="P60">We have bunch of information we don’t really need. Info we want is inside <text:span text:style-name="T1">data </text:span>so <text:span text:style-name="T1">response.data </text:span></text:p>
      <text:p text:style-name="P60">Now we get array of objects</text:p>
      <text:p text:style-name="P115">.then( response =&gt; {</text:p>
      <text:p text:style-name="P115"><text:tab/><text:span text:style-name="T148">this.setState({</text:span></text:p>
      <text:p text:style-name="P116"><text:tab/><text:tab/>news: response.data<text:tab/></text:p>
      <text:p text:style-name="P116"><text:tab/>})</text:p>
      <text:p text:style-name="P115">} )</text:p>
      <text:p text:style-name="P117">Now when we console log news inside render and see, first it will display empty array and then array of articles. This is because when there is large data to load <text:span text:style-name="T1">componentWillMount() </text:span><text:span text:style-name="T91">will take some time. So it is waiting and go to </text:span><text:span text:style-name="T1">render. </text:span><text:span text:style-name="T91">It will not wait till the load is complete. <text:s text:c="46"/></text:span><text:span text:style-name="T94">After some time </text:span><text:span text:style-name="T1">componentWillMount() </text:span><text:span text:style-name="T94">will change the state and </text:span><text:span text:style-name="T13">render </text:span><text:span text:style-name="T94">reloads when the state is changed.</text:span></text:p>
      <text:p text:style-name="P61"/>
      <text:p text:style-name="P151"><text:span text:style-name="T94">N</text:span><text:span text:style-name="T91">ow we don’t wall all of the database to show because it is huge in general. Suppose we want only latest 3 articles we want to show. For that </text:span></text:p>
      <text:p text:style-name="P14">axios.get(`<text:a xlink:type="simple" xlink:href="http://localhost:3004/articles?_start=0&amp;_end=3" text:style-name="Internet_20_link" text:visited-style-name="Visited_20_Internet_20_Link"><text:span text:style-name="T149">http://localhost:3004/articles?_start=0&amp;_end=3</text:span></text:a>`) </text:p>
      <text:p text:style-name="P62">We will get article from id: 0 to id: 3</text:p>
      <text:p text:style-name="P15">NewsSlider <text:span text:style-name="T91">will return </text:span>SliderTemplates <text:span text:style-name="T91">component </text:span><text:span text:style-name="T96">with </text:span><text:span text:style-name="T150">data </text:span><text:span text:style-name="T96">as </text:span><text:span text:style-name="T150">news.</text:span></text:p>
      <text:p text:style-name="P15"><text:span text:style-name="T91">Create </text:span>widgets/NewsSlider/slider_templates.jsx <text:span text:style-name="T95">wh</text:span><text:span text:style-name="T97">ere </text:span><text:span text:style-name="T151">SliderTemplates</text:span><text:span text:style-name="T95"> is stateless component</text:span></text:p>
      <text:p text:style-name="P63"/>
      <text:h text:style-name="P157" text:outline-level="2">Slider Part-2</text:h>
      <text:p text:style-name="P120"/>
      <text:p text:style-name="P16">Slick <text:span text:style-name="T91">is slider dependency so in </text:span>slider_template: import Slick from ‘react-slick’</text:p>
      <text:p text:style-name="P17">SliderTemplates <text:span text:style-name="T91">returns </text:span>Slick <text:span text:style-name="T91">component </text:span><text:span text:style-name="T98">which needs some configuration</text:span></text:p>
      <text:p text:style-name="P18"><text:span text:style-name="T91">Create a variable </text:span>settings <text:span text:style-name="T99">where: </text:span><text:span text:style-name="T152">dots: true, infinite: true, arrows: false, speed: 500, slidesToShow: 1, slidesToScroll: 1</text:span></text:p>
      <text:p text:style-name="P64">In <text:span text:style-name="T1">Slick </text:span>pass settings as an object using sperad operator.</text:p>
      <text:p text:style-name="P65">We want to create a template and pass it on <text:span text:style-name="T1">Slick </text:span>child as a variable.</text:p>
      <text:p text:style-name="P65">We want to create different template according to the <text:span text:style-name="T1">type. </text:span>In <text:span text:style-name="T1">NewsSlider, SliderTemplates </text:span>has another atrribute <text:span text:style-name="T1">type=‘featured’.</text:span></text:p>
      <text:p text:style-name="P66">At first <text:span text:style-name="T1">template </text:span>is a variable which is defined null.</text:p>
      <text:p text:style-name="P66">In <text:span text:style-name="T1">switch-case </text:span>statement we will define a condition for <text:span text:style-name="T1">featured </text:span>which will return specific template by mapping the data.</text:p>
      <text:p text:style-name="P121"><text:span text:style-name="T91">Map returns parent div with key then childdiv with classname </text:span><text:span text:style-name="T1">slider-featured-item </text:span><text:span text:style-name="T91">then it has a child div with classname </text:span><text:span text:style-name="T1">slider-featured-image </text:span><text:span text:style-name="T91">with inline styling:<text:tab/><text:tab/><text:tab/><text:tab/><text:tab/><text:tab/><text:tab/> <text:s text:c="5"/></text:span><text:span text:style-name="T1">background: `url(../images/articles/${item.image})`</text:span></text:p>
      <text:p text:style-name="P67">This div has a sibling <text:span text:style-name="T1">Link to={`/articles/${item.id}`}</text:span></text:p>
      <text:p text:style-name="P19">Link <text:span text:style-name="T91">has child div with classname </text:span>slider-featured-caption <text:span text:style-name="T91">which contains </text:span>item.title</text:p>
      <text:p text:style-name="P67">Create CSS with .<text:span text:style-name="T1">slider-featured-item=&gt; position: relative; </text:span></text:p>
      <text:p text:style-name="P68"><text:span text:style-name="T1">slider-featured-item </text:span><text:span text:style-name="T14">a</text:span><text:span text:style-name="T1">=&gt; position: absolute; width: 100%; bottom: 0; right: 0; text-decoration: none; </text:span></text:p>
      <text:p text:style-name="P20">slider-featured-image=&gt; height: 330px; background-size: cover !important;</text:p>
      <text:p text:style-name="P21">slider-featured-caption=&gt; color: #fff; top: 0; width: 100%; padding: 20px; font-weight: 300; font-size: 28px; box-sizing: border-box;</text:p>
      <text:h text:style-name="P171" text:outline-level="2">Slider Part-3</text:h>
      <text:p text:style-name="P122"/>
      <text:p text:style-name="P123">In <text:span text:style-name="T1">Home </text:span><text:span text:style-name="T91">in </text:span><text:span text:style-name="T1">NewsSlider </text:span><text:span text:style-name="T91">pass argument </text:span><text:span text:style-name="T1">type=‘featured’ </text:span><text:span text:style-name="T91">to define all the attributes in parent component rather than hardcoding in clild component. Then get the type in child component by </text:span><text:span text:style-name="T1">this.props.type</text:span></text:p>
      <text:p text:style-name="P69">Add more <text:span text:style-name="T153">arguments</text:span> in <text:span text:style-name="T1">NewsSlider </text:span>like: <text:span text:style-name="T1">start={0} <text:s text:c="2"/></text:span><text:span text:style-name="T15">amount={3}</text:span><text:span text:style-name="T1"> </text:span>so in axios we can use template strings and pass the variable. <text:span text:style-name="T153">Another is we can add </text:span><text:span text:style-name="T15">settings</text:span><text:span text:style-name="T153"> in </text:span><text:span text:style-name="T15">Home </text:span><text:span text:style-name="T153">just some properties as an object with double curly braces which we can override it’s value in </text:span><text:span text:style-name="T15">settings </text:span><text:span text:style-name="T153">of </text:span><text:span text:style-name="T15">NewsSlider. </text:span><text:span text:style-name="T153">For this there is ES6 syntax where at the end we can specify by spread operator at the end of objects just add: <text:s text:c="21"/>...</text:span><text:span text:style-name="T15">props.settings</text:span></text:p>
      <text:p text:style-name="P70">In <text:span text:style-name="T1">Home </text:span>pass another <text:span text:style-name="T1">NewsSlider </text:span>and pass different arguments.</text:p>
      <text:p text:style-name="P70"/>
      <text:h text:style-name="P158" text:outline-level="2">News List Cards</text:h>
      <text:p text:style-name="P124"/>
      <text:p text:style-name="P125">Now <text:span text:style-name="T1">NewsSlider </text:span><text:span text:style-name="T91">has a sibling </text:span><text:span text:style-name="T1">NewsList </text:span><text:span text:style-name="T91">component. File </text:span><text:span text:style-name="T1">widgets/NewsList/newsList.jsx </text:span><text:span text:style-name="T91">is class component <text:s/></text:span><text:span text:style-name="T1">NewsList.</text:span></text:p>
      <text:p text:style-name="P71">We will have <text:span text:style-name="T1">load-more </text:span>button which requires transitions so import <text:span text:style-name="T1">CSSTransition and TransitionGroup. </text:span><text:span text:style-name="T154">Import </text:span><text:span text:style-name="T16">Link </text:span><text:span text:style-name="T17">and axios.</text:span></text:p>
      <text:p text:style-name="P22">Npm install react-transition-group –save</text:p>
      <text:p text:style-name="P72">Different <text:span text:style-name="T1">NewsList </text:span>template for different sections. We will pass arguments <text:span text:style-name="T1">type=‘card’, <text:s text:c="7"/>loadmore= ‘true’//for displaying or hiding load-more button, start={3}//remaining list from slider, <text:s text:c="18"/>amount={3}</text:span></text:p>
      <text:p text:style-name="P73">Inside <text:span text:style-name="T1">state=&gt; items: [], start: this.props.start, end: this.props.start + this.props.amount, <text:s text:c="51"/>amount: this.props.amount</text:span></text:p>
      <text:p text:style-name="P73">Network request inside <text:span text:style-name="T1">componentWillMount()</text:span></text:p>
      <text:p text:style-name="P73">In <text:span text:style-name="T1">axios </text:span>when we pass url for database, the url can change within time. So save url in <text:span text:style-name="T1">config</text:span> and use as a variable in order to repeat this url in every network request in our project.</text:p>
      <text:p text:style-name="P74">In <text:span text:style-name="T1">config.jsx: const URL = ‘</text:span><text:a xlink:type="simple" xlink:href="http://localhost:3004/" text:style-name="Internet_20_link" text:visited-style-name="Visited_20_Internet_20_Link"><text:span text:style-name="T1">http://localhost:3004</text:span></text:a><text:span text:style-name="T1">’ </text:span>use this in all network request.</text:p>
      <text:p text:style-name="P75">In <text:span text:style-name="T1">axios </text:span><text:span text:style-name="T81">getting data from network</text:span><text:span text:style-name="T82">.then setState </text:span><text:span text:style-name="T155">using spread operator because when we click </text:span><text:span text:style-name="T82">load more </text:span><text:span text:style-name="T155">we want to add another list of database in current list: </text:span><text:span text:style-name="T83">items: [...this.state.items, ...response.data] </text:span></text:p>
      <text:p text:style-name="P33"/>
      <text:h text:style-name="P172" text:outline-level="2">News List Load More</text:h>
      <text:p text:style-name="P126"/>
      <text:p text:style-name="P127">There is different type of news template so inside <text:span text:style-name="T1">newsList, renderNews(</text:span><text:span text:style-name="T18">this.props.type</text:span><text:span text:style-name="T1">). </text:span><text:span text:style-name="T100">Inside </text:span><text:span text:style-name="T19">renderNews </text:span><text:span text:style-name="T100">there will be switch case statement to set template according to type.</text:span></text:p>
      <text:p text:style-name="P128"><text:span text:style-name="T100">W</text:span><text:span text:style-name="T91">hen making template main div with key to wrap up all element. Then div with classname </text:span><text:span text:style-name="T1">news-newsList-item. </text:span><text:span text:style-name="T101">Child </text:span><text:span text:style-name="T20">Link </text:span><text:span text:style-name="T101">to with template strings f</text:span><text:span text:style-name="T102">or </text:span><text:span text:style-name="T20">articles/item.id. </text:span><text:span text:style-name="T103">Child </text:span><text:span text:style-name="T21">h2 </text:span><text:span text:style-name="T103">having title &amp; create </text:span><text:span text:style-name="T21">newsList.css: news-newsList-item =&gt; border: 1px solid #f2f2f2; </text:span><text:span text:style-name="T22">background: #fff; </text:span><text:span text:style-name="T23">margin-top: 0; </text:span><text:span text:style-name="T24">padding: 8px 5px 0 5px; </text:span><text:span text:style-name="T25">news-newsList-item h2 =&gt; font-size: 13px; </text:span><text:span text:style-name="T26">line-height: 21px; </text:span><text:span text:style-name="T27">color: #525252</text:span><text:span text:style-name="T121"> <text:s/></text:span><text:span text:style-name="T84">news-newsList-item a =&gt; text-decoration: none; flex-grow: 1;</text:span></text:p>
      <text:p text:style-name="P76"><text:span text:style-name="T156">C</text:span><text:span text:style-name="T155">reate a button </text:span><text:span text:style-name="T82">Load More </text:span><text:span text:style-name="T155">and generate function to add items. </text:span></text:p>
      <text:p text:style-name="P77"><text:span text:style-name="T155">Put axios inside of a function </text:span><text:span text:style-name="T82">request</text:span><text:span text:style-name="T85">(start, end)</text:span><text:span text:style-name="T82"> </text:span><text:span text:style-name="T155">because the request is changing with time.</text:span></text:p>
      <text:p text:style-name="P78"><text:span text:style-name="T155">Add a div with </text:span><text:span text:style-name="T82">Load More </text:span><text:span text:style-name="T155">button with </text:span><text:span text:style-name="T82">onClick </text:span><text:span text:style-name="T155">for </text:span><text:span text:style-name="T82">loadMore()</text:span></text:p>
      <text:p text:style-name="P23"/>
      <text:h text:style-name="P159" text:outline-level="2">News List Transitions</text:h>
      <text:p text:style-name="P129"/>
      <text:p text:style-name="P130">Each of the news comes with some transitons so <text:span text:style-name="T1">renderNews </text:span><text:span text:style-name="T91">inside </text:span><text:span text:style-name="T1">TransitionGroup </text:span><text:span text:style-name="T104">where </text:span><text:span text:style-name="T28">component=‘div’ <text:s/>className=‘list’.</text:span></text:p>
      <text:p text:style-name="P79">Now when templating <text:span text:style-name="T161">put everything inside </text:span><text:span text:style-name="T29">CSSTransition. </text:span><text:span text:style-name="T161">Set classnames only when the item is entered. Setting classnames as an object=&gt; </text:span><text:span text:style-name="T29">enter: news-newsList-wrapper, enterActive: news-newsList-wrapper-enter <text:s/></text:span><text:span text:style-name="T161">Timeout is 500 Key is </text:span><text:span text:style-name="T29">I</text:span></text:p>
      <text:p text:style-name="P80">CSS:: <text:span text:style-name="T1">.news-newsList-wrapper </text:span><text:span text:style-name="T34">{</text:span><text:span text:style-name="T1"> box-sizing: border-box; opacity: 0; transform: translateX(-100%);</text:span></text:p>
      <text:p text:style-name="P80"><text:span text:style-name="T1">transition: all .5s ease-in; </text:span><text:span text:style-name="T34">}</text:span><text:span text:style-name="T1"> .news-newsList-wrapper-enter </text:span><text:span text:style-name="T34">{</text:span><text:span text:style-name="T1"> opacity: 1; transform: translateX</text:span><text:span text:style-name="T34">(0%);</text:span><text:span text:style-name="T1"> </text:span><text:span text:style-name="T34">}</text:span></text:p>
      <text:p text:style-name="P81">There is repeated button so lets make a component for button: </text:p>
      <text:p text:style-name="P81">Here we have button component with <text:span text:style-name="T1">type= ‘loadmore’ loadmore={this.loadMore()} btnText= ‘Load More News’.</text:span></text:p>
      <text:p text:style-name="P81">File <text:span text:style-name="T1">widgets/Buttons/buttons.jsx: </text:span><text:span text:style-name="T162">functional component B</text:span><text:span text:style-name="T30">utton </text:span><text:span text:style-name="T162">where templating according to switch case. Give classname </text:span><text:span text:style-name="T30">btn-blue-btn</text:span><text:span text:style-name="T162"> and onClick to parent div. <text:s/>Style it with </text:span><text:span text:style-name="T30">text-align center background 2196f3 border-bottom 1px solid d7d7d7 font-weight 500 color eee padding 9px cursor pointer font-size 15px </text:span></text:p>
      <text:p text:style-name="P82">In database we have teams but in articles database team is only given a number. So we have to fetch details from team and match the number. </text:p>
      <text:p text:style-name="P82"/>
      <text:h text:style-name="P173" text:outline-level="2">News List Teams</text:h>
      <text:p text:style-name="P131"/>
      <text:p text:style-name="P132">We will have a object in State called <text:span text:style-name="T1">teams </text:span><text:span text:style-name="T91">and we will only assign once from the database only when the length of team is zero. So in </text:span><text:span text:style-name="T1">request, </text:span><text:span text:style-name="T91">put a conditional if the length of team is less than one then use axios to get value.</text:span></text:p>
      <text:p text:style-name="P132"><text:span text:style-name="T91">Create </text:span><text:span text:style-name="T1">widgets/CardInfo/cardInfo.js </text:span><text:span text:style-name="T91">where </text:span><text:span text:style-name="T1">CardInfo </text:span><text:span text:style-name="T91">is stateless functional component. </text:span><text:span text:style-name="T105">It has div with classname card-</text:span><text:span text:style-name="T31">info </text:span><text:span text:style-name="T105">has child span with classname </text:span><text:span text:style-name="T31">team-name </text:span><text:span text:style-name="T105">has a sibling span with classname </text:span><text:span text:style-name="T31">team-date </text:span><text:span text:style-name="T105">has child FontAwesone with </text:span><text:span text:style-name="T31">name= “clock-o” </text:span><text:span text:style-name="T105">which contains date in it. </text:span></text:p>
      <text:p text:style-name="P133"><text:span text:style-name="T105">S</text:span><text:span text:style-name="T91">tyles:: .</text:span><text:span text:style-name="T1">card-info { font-size: 11px; <text:s/>} .card-info i { margin-right: 5px; <text:s/>} .team-name { margin-right: 7px; background: </text:span><text:span text:style-name="T32">#d1d1d1; color: #fff; padding: 2px 5px;</text:span><text:span text:style-name="T1"> } .</text:span><text:span text:style-name="T32">team-date { color: #2196f3;} </text:span></text:p>
      <text:p text:style-name="P83">In <text:span text:style-name="T1">NewsList, </text:span><text:span text:style-name="T82">CardInfo </text:span><text:span text:style-name="T155">component is just ahead of </text:span><text:span text:style-name="T82">title </text:span><text:span text:style-name="T155">where we pass arguments like </text:span><text:span text:style-name="T82">teams: </text:span><text:span text:style-name="T157">whole team array</text:span><text:span text:style-name="T86">, team: </text:span><text:span text:style-name="T157">team object of article, </text:span><text:span text:style-name="T86">date: </text:span><text:span text:style-name="T157">date object of article.</text:span></text:p>
      <text:p text:style-name="P84"><text:span text:style-name="T155">Now to figure out the team name, we create arrow function </text:span><text:span text:style-name="T82">teamName </text:span><text:span text:style-name="T155">with two arguments </text:span><text:span text:style-name="T82">teams </text:span><text:span text:style-name="T155">and </text:span><text:span text:style-name="T82">team. </text:span><text:span text:style-name="T155">We will use ES6 </text:span><text:span text:style-name="T82">find() </text:span><text:span text:style-name="T155">function :</text:span></text:p>
      <text:p text:style-name="P84"><text:span text:style-name="T155"><text:tab/><text:tab/></text:span><text:span text:style-name="T82">let data = teams.find(( item ) =&gt; {</text:span></text:p>
      <text:p text:style-name="P34"><text:tab/><text:tab/><text:tab/>return item.id === team;</text:p>
      <text:p text:style-name="P34"><text:tab/><text:tab/>} );</text:p>
      <text:p text:style-name="P126"><text:tab/><text:tab/><text:span text:style-name="T33">return data.name;</text:span></text:p>
      <text:h text:style-name="P160" text:outline-level="2"/>
      <text:h text:style-name="P161" text:outline-level="2"/>
      <text:h text:style-name="P174" text:outline-level="2">Videos List</text:h>
      <text:p text:style-name="P134"/>
      <text:p text:style-name="P135">Component <text:span text:style-name="T1">VideosList </text:span><text:span text:style-name="T91">in </text:span><text:span text:style-name="T1">Home </text:span><text:span text:style-name="T106">with props </text:span><text:span text:style-name="T35">type=card, title=true</text:span><text:span text:style-name="T37">(</text:span><text:span text:style-name="T164">we can choose to have to not have title</text:span><text:span text:style-name="T166">)</text:span><text:span text:style-name="T35">, loadmore=false(</text:span><text:span text:style-name="T164">we can choose to display </text:span><text:span text:style-name="T165">or not display loadmore button</text:span><text:span text:style-name="T35">), start=0, amount=3</text:span><text:span text:style-name="T1">.</text:span></text:p>
      <text:p text:style-name="P135"><text:span text:style-name="T1">Widgets/VideosList/videosList.jsx </text:span><text:span text:style-name="T91">has Class Component </text:span><text:span text:style-name="T1">VideosList. </text:span><text:span text:style-name="T106">In State it has </text:span><text:span text:style-name="T35">teams, videos, start, end </text:span><text:span text:style-name="T106">is start + amount, </text:span><text:span text:style-name="T35">amount.</text:span></text:p>
      <text:p text:style-name="P85">In <text:span text:style-name="T1">VideosList </text:span><text:span text:style-name="T36">div </text:span><text:span text:style-name="T169">with class name </text:span><text:span text:style-name="T36">videos-list-wrapper </text:span><text:span text:style-name="T169">with child title where</text:span> we pass <text:span text:style-name="T1">renderTitle(</text:span><text:span text:style-name="T36">this.props.title</text:span><text:span text:style-name="T1">) </text:span>for logic to pass or not pass title according to props. <text:span text:style-name="T168">Use ternary operator.</text:span></text:p>
      <text:p text:style-name="P86">Style:: .<text:span text:style-name="T1">videos-list-wrapper { text-align: center; margin: 20px; color: #353535; font-weight: 300; font-size: 21px; }</text:span></text:p>
      <text:p text:style-name="P87">Along with <text:span text:style-name="T1">renderTitle </text:span>we pass <text:span text:style-name="T1">renderButton() <text:tab/></text:span>where ternary operator asks if the type is <text:span text:style-name="T1">loadmore </text:span>then pass <text:span text:style-name="T1">Button </text:span>component with <text:span text:style-name="T1">type</text:span>=<text:span text:style-name="T1">loadmore, loadmore=(</text:span><text:span text:style-name="T167">returns loadMore function defined above</text:span><text:span text:style-name="T1">), btnText=Load More Videos. </text:span>Else button <text:span text:style-name="T1">type=linkTo, btnText=More Videos linkTo=/</text:span><text:span text:style-name="T38">videos </text:span><text:span text:style-name="T170">route. <text:s/>Define this in switch case function in </text:span><text:span text:style-name="T39">Button </text:span><text:span text:style-name="T171">component. </text:span></text:p>
      <text:p text:style-name="P88">Template for <text:span text:style-name="T1">linkTo: Link </text:span>with to is <text:span text:style-name="T1">props.linkTo, </text:span>class name .<text:span text:style-name="T1">btn-blue-btn. Link </text:span>is not <text:span text:style-name="T1">div </text:span>so doesn’t contain full width so go to class and add <text:span text:style-name="T1">display: block; text-decoration: none;</text:span></text:p>
      <text:p text:style-name="P27"/>
      <text:h text:style-name="P162" text:outline-level="2">Videos List 2</text:h>
      <text:p text:style-name="P136"/>
      <text:p text:style-name="P137">In <text:span text:style-name="T42">VideosList</text:span><text:span text:style-name="T1"> </text:span><text:span text:style-name="T91">make a function that takes the request </text:span><text:span text:style-name="T107">for teams and videos same as we did in </text:span><text:span text:style-name="T40">NewsList. </text:span><text:span text:style-name="T108">Function </text:span><text:span text:style-name="T41">renderVideos </text:span><text:span text:style-name="T108">between </text:span><text:span text:style-name="T41">title </text:span><text:span text:style-name="T108">and </text:span><text:span text:style-name="T41">loadmore. </text:span><text:span text:style-name="T108">For </text:span><text:span text:style-name="T41">VideosList </text:span><text:span text:style-name="T108">we currently have type </text:span><text:span text:style-name="T41">card </text:span><text:span text:style-name="T108">but we can have other types as well so in </text:span><text:span text:style-name="T41">renderVideos </text:span><text:span text:style-name="T108">function we will use switch case to return template.</text:span></text:p>
      <text:p text:style-name="P138"><text:span text:style-name="T91">In case </text:span><text:span text:style-name="T1">card </text:span><text:span text:style-name="T91">we will pass a component </text:span><text:span text:style-name="T1">VideosListTemplate </text:span><text:span text:style-name="T91">with props data=this.state.videos teams=same</text:span></text:p>
      <text:p text:style-name="P24">Widgets/VideosList/videosListTemplate.js <text:span text:style-name="T91">where </text:span>VideosListTemplate <text:span text:style-name="T91">is stateless function where it maps data and returns: </text:span>Link <text:span text:style-name="T91">with </text:span>to=/videos/item.id key=<text:span text:style-name="T172">i </text:span><text:span text:style-name="T109">then div with class name </text:span><text:span text:style-name="T172">videos-list-item-wrapper </text:span><text:span text:style-name="T109">has a child </text:span><text:span text:style-name="T172">div </text:span><text:span text:style-name="T109">with class </text:span><text:span text:style-name="T172">left </text:span><text:span text:style-name="T109">which contains image for videos. It has inline styling with background image:</text:span><text:span text:style-name="T172">DataUrl/images/videos/</text:span><text:span text:style-name="T109"> </text:span><text:span text:style-name="T172">$item.image. </text:span><text:span text:style-name="T110">This div has a sibling div with class </text:span><text:span text:style-name="T173">right </text:span><text:span text:style-name="T110">has a child </text:span><text:span text:style-name="T173">h2 </text:span><text:span text:style-name="T110">with title. </text:span></text:p>
      <text:p text:style-name="P25"><text:span text:style-name="T91">Styles:: </text:span>.videos-list-item-wrapper { display: flex; border-bottom: 2px solid #d5d5d5; background: #fff; <text:s/>} <text:s text:c="2"/>.<text:span text:style-name="T174">videos-list-item-wrapper h2 { font-size: 13px; color: #525252; } .videos-list-left { background-size: cover !important; } .left div { width: 90px; height: 90px; background-size: 40px !important; background-repeat: no-repeat !important; background-position: center center !important; background: url(‘/images/play.png’); <text:s/>} .videos-list-right { flex-grow: 1; padding: 10px; }</text:span></text:p>
      <text:h text:style-name="P163" text:outline-level="2"><text:soft-page-break/>Videos List 3</text:h>
      <text:h text:style-name="P164" text:outline-level="2"/>
      <text:p text:style-name="P139"><text:span text:style-name="T175">We will use </text:span><text:span text:style-name="T43">CardInfo </text:span><text:span text:style-name="T111">when templating in </text:span><text:span text:style-name="T43">VideosListTemplate </text:span><text:span text:style-name="T111">and pass </text:span><text:span text:style-name="T43">teams,</text:span><text:span text:style-name="T175"> </text:span><text:span text:style-name="T43">team=item.team, date=item.date .</text:span></text:p>
      <text:p text:style-name="P140"><text:span text:style-name="T111">Add functionality to </text:span><text:span text:style-name="T43">loadMore </text:span><text:span text:style-name="T111">in </text:span><text:span text:style-name="T43">VideosList </text:span><text:span text:style-name="T111">same as we did to </text:span><text:span text:style-name="T43">loadMore </text:span><text:span text:style-name="T111">in </text:span><text:span text:style-name="T43">NewsList.</text:span></text:p>
      <text:p text:style-name="P140"><text:span text:style-name="T112">When getting </text:span><text:span text:style-name="T44">request </text:span><text:span text:style-name="T112">by clicking </text:span><text:span text:style-name="T44">Load More Videos </text:span><text:span text:style-name="T112">or </text:span><text:span text:style-name="T44">Load More News </text:span><text:span text:style-name="T112">we are not updating </text:span><text:span text:style-name="T44">start </text:span><text:span text:style-name="T112">&amp; </text:span><text:span text:style-name="T44">end </text:span><text:span text:style-name="T112">of </text:span><text:span text:style-name="T44">state. </text:span><text:span text:style-name="T112">So we are getting same repeated data. So update them on </text:span><text:span text:style-name="T44">setState </text:span><text:span text:style-name="T112">of axios.</text:span></text:p>
      <text:h text:style-name="P165" text:outline-level="2"/>
      <text:h text:style-name="P165" text:outline-level="2">A<text:span text:style-name="T1">r</text:span>t<text:span text:style-name="T1">i</text:span>c<text:span text:style-name="T1">l</text:span>e<text:span text:style-name="T1"> </text:span>P<text:span text:style-name="T1">o</text:span>s<text:span text:style-name="T1">t</text:span> <text:span text:style-name="T1">V</text:span>i<text:span text:style-name="T1">e</text:span>w</text:h>
      <text:p text:style-name="P28"/>
      <text:p text:style-name="Text_20_body"><text:span text:style-name="T113">Add </text:span><text:span text:style-name="T45">Route </text:span><text:span text:style-name="T113">in </text:span><text:span text:style-name="T45">routes.js </text:span><text:span text:style-name="T113">for single page view of articles </text:span><text:span text:style-name="T114">as </text:span><text:span text:style-name="T46">Route </text:span><text:span text:style-name="T114">path=</text:span><text:span text:style-name="T46">/articles/</text:span>:<text:span text:style-name="T46">id exact component=NewsArticle</text:span></text:p>
      <text:p text:style-name="P89">Create <text:span text:style-name="T1">components/</text:span><text:span text:style-name="T47">Articles/News/Post/index.jsx </text:span><text:span text:style-name="T176">has class </text:span><text:span text:style-name="T47">NewsArticles </text:span><text:span text:style-name="T177">with state </text:span><text:span text:style-name="T48">article[], team[]</text:span></text:p>
      <text:p text:style-name="P90">Call <text:span text:style-name="T1">axios </text:span>in <text:span text:style-name="T1">ComponentWillMount </text:span>request to <text:span text:style-name="T1">DataUrl/articles?id=${this.props.match.params.id} </text:span><text:span text:style-name="T163">Information we’re gonna fetch is going to be data of a particular article like </text:span><text:span text:style-name="T167">articles/idOfThisArticle</text:span></text:p>
      <text:p text:style-name="P141">Inside <text:span text:style-name="T1">then, </text:span><text:span text:style-name="T91">if we</text:span><text:span text:style-name="T1"> </text:span><text:span text:style-name="T91">console log </text:span><text:span text:style-name="T1">response.data, </text:span><text:span text:style-name="T91">we will see object like 0: </text:span><text:span text:style-name="T81">data we required.</text:span><text:span text:style-name="T120"> <text:s/></text:span><text:span text:style-name="T122">So </text:span><text:span text:style-name="T87">let <text:s text:c="27"/>article = response.data[0]. </text:span><text:span text:style-name="T123">We will require another network request for teams because in news there will be team id and from that id we will fetch team name and logo. </text:span><text:span text:style-name="T124">So <text:s text:c="80"/></text:span><text:span text:style-name="T88">axios.get URL/teams?id=${article.tea</text:span><text:span text:style-name="T89">m</text:span><text:span text:style-name="T88">} </text:span><text:span text:style-name="T89">then </text:span><text:span text:style-name="T125">response will set state of </text:span><text:span text:style-name="T89">article, team: response.data <text:s text:c="23"/></text:span><text:span text:style-name="T125">If we console log </text:span><text:span text:style-name="T89">this.state</text:span><text:span text:style-name="T125"> inside render then we will see article and team objects.</text:span></text:p>
      <text:p text:style-name="P142"><text:span text:style-name="T125">I</text:span><text:span text:style-name="T120">nside render lets redefine variables like </text:span><text:span text:style-name="T82">article=this.state.article </text:span><text:span text:style-name="T120">and same for </text:span><text:span text:style-name="T82">team. </text:span><text:span text:style-name="T120">We return div with class </text:span><text:span text:style-name="T82">article-wrapper </text:span><text:span text:style-name="T120">which returns two reusable components </text:span><text:span text:style-name="T90">Header </text:span><text:span text:style-name="T126">and </text:span><text:span text:style-name="T90">Body. Header </text:span><text:span text:style-name="T126">&amp; </text:span><text:span text:style-name="T90">Body </text:span><text:span text:style-name="T126">is in same folder.</text:span></text:p>
      <text:p text:style-name="P26"><text:span text:style-name="T155">Header.jsx &amp; Body.jsx </text:span><text:span text:style-name="T120">are</text:span><text:span text:style-name="T155"> </text:span><text:span text:style-name="T120">stateless functional component. </text:span></text:p>
      <text:p text:style-name="P26"><text:span text:style-name="T127">In </text:span><text:span text:style-name="T158">Header </text:span><text:span text:style-name="T127">component, we pass props like </text:span><text:span text:style-name="T158">teamData={team[0]} </text:span><text:span text:style-name="T159">date={article.date} </text:span><text:span text:style-name="T160">author </text:span><text:span text:style-name="T120"><text:s/></text:span></text:p>
      <text:p text:style-name="P143"/>
      <text:h text:style-name="P175" text:outline-level="2">Article Post View 2</text:h>
      <text:p text:style-name="P143"/>
      <text:p text:style-name="P143"><text:span text:style-name="T180">In </text:span><text:span text:style-name="T56">header.js, </text:span><text:span text:style-name="T116">f</text:span><text:span text:style-name="T1">u</text:span>n<text:span text:style-name="T1">c</text:span>t<text:span text:style-name="T1">i</text:span>o<text:span text:style-name="T1">n</text:span> <text:span text:style-name="T1">teamInfo(props.teamData) </text:span><text:span text:style-name="T91">inside div </text:span><text:span text:style-name="T115">where it returns </text:span><text:span text:style-name="T49">Team</text:span><text:span text:style-name="T50">Info</text:span><text:span text:style-name="T49"> </text:span><text:span text:style-name="T115">component on ternary operator and pass it’s argument as props.</text:span></text:p>
      <text:p text:style-name="P144"><text:span text:style-name="T91">Create </text:span><text:span text:style-name="T1">Articles/Elements/teamInfo.jsx </text:span><text:span text:style-name="T91">where </text:span><text:span text:style-name="T1">TeamInfo </text:span><text:span text:style-name="T91">is functional component <text:s/>returns div with class </text:span><text:span text:style-name="T1">article-team-header </text:span><text:span text:style-name="T91">has child div with class </text:span><text:span text:style-name="T1">left </text:span><text:span text:style-name="T91">has sibling div with class </text:span><text:span text:style-name="T1">right.</text:span></text:p>
      <text:p text:style-name="P91">Div <text:span text:style-name="T1">left </text:span>is displaying t<text:span text:style-name="T1">h</text:span>u<text:span text:style-name="T1">m</text:span>b<text:span text:style-name="T1">n</text:span>a<text:span text:style-name="T1">i</text:span>l so i<text:span text:style-name="T1">n</text:span>l<text:span text:style-name="T1">i</text:span>n<text:span text:style-name="T1">e</text:span> b<text:span text:style-name="T1">a</text:span>c<text:span text:style-name="T1">k</text:span>g<text:span text:style-name="T1">r</text:span>o<text:span text:style-name="T1">u</text:span>n<text:span text:style-name="T1">d</text:span> of image <text:span text:style-name="T1">url:/images/teams/${props.team.logo}</text:span></text:p>
      <text:p text:style-name="P91">Div <text:span text:style-name="T1">right</text:span> has child div with two spans one with <text:span text:style-name="T1">props.team.city </text:span>other with <text:span text:style-name="T1">props.team.name.</text:span> <text:span text:style-name="T178">This div has a sibling div with child </text:span><text:span text:style-name="T51">strong </text:span><text:span text:style-name="T178">has game stats: <text:s text:c="67"/>W{</text:span><text:span text:style-name="T51">props.team.stats[0].wins</text:span><text:span text:style-name="T178">} – L</text:span><text:span text:style-name="T51">{props.teams.stats[0].defeats}</text:span></text:p>
      <text:p text:style-name="P92">Styles:: .<text:span text:style-name="T1">article-team-header { border: 1px solid #c5c5c5; border-bottom: 0px; background: #fff; margin: 5px 5px 0 5px; display: flex; justify-content: center; <text:tab/>align-items: center; } .</text:span><text:span text:style-name="T57">article-</text:span><text:span text:style-name="T58">header</text:span><text:span text:style-name="T57">-</text:span><text:span text:style-name="T52">left { width: 57px; height: 50px; background-size: 65% !important; background-repeat: no-repeat !important; background-position: center center !important; } <text:s/>.</text:span><text:span text:style-name="T57">article-</text:span><text:span text:style-name="T58">header</text:span><text:span text:style-name="T57">-</text:span><text:span text:style-name="T52">right { flex-grow: 1; padding-left: 10px; font-size: 10px; font-weight: 300; }</text:span></text:p>
      <text:p text:style-name="P93">In <text:span text:style-name="T1">header </text:span>inside return <text:span text:style-name="T1">teamInfo </text:span>has another sibling <text:span text:style-name="T1">postData </text:span>with <text:span text:style-name="T1">props.date, props.author. </text:span>Function <text:span text:style-name="T1">postData </text:span>returns component <text:span text:style-name="T53">PostData</text:span> with props <text:span text:style-name="T55">data(</text:span><text:span text:style-name="T1">date, author</text:span><text:span text:style-name="T55">)</text:span></text:p>
      <text:p text:style-name="P94"><text:span text:style-name="T1">Elements/postData.js </text:span><text:span text:style-name="T179">have f</text:span><text:span text:style-name="T54">u</text:span><text:span text:style-name="T179">n</text:span><text:span text:style-name="T54">c</text:span><text:span text:style-name="T179">t</text:span><text:span text:style-name="T54">i</text:span><text:span text:style-name="T179">o</text:span><text:span text:style-name="T54">n</text:span><text:span text:style-name="T179">a</text:span><text:span text:style-name="T54">l</text:span><text:span text:style-name="T179"> </text:span><text:span text:style-name="T54">c</text:span><text:span text:style-name="T179">o</text:span><text:span text:style-name="T54">m</text:span><text:span text:style-name="T179">p</text:span><text:span text:style-name="T54">o</text:span><text:span text:style-name="T179">n</text:span><text:span text:style-name="T54">e</text:span><text:span text:style-name="T179">n</text:span><text:span text:style-name="T54">t</text:span><text:span text:style-name="T179"> </text:span><text:span text:style-name="T54">PostData </text:span><text:span text:style-name="T179">returns div with class </text:span><text:span text:style-name="T54">article-post-data </text:span><text:span text:style-name="T179">has child div with text </text:span><text:span text:style-name="T54">Date: span props.data.date . </text:span><text:span text:style-name="T179">This div has sibling div with text </text:span><text:span text:style-name="T54">Author: span props.data.author </text:span></text:p>
      <text:p text:style-name="P95">Style:: <text:span text:style-name="T1">.article-post-data { border: 1px solid #c5c5c5; border-bottom: 0px; background: #fff; margin: 5px 5px 0 5px; padding: 10px; font-size: 13px; font-weight: 300; } <text:s/>.</text:span><text:span text:style-name="T56">article-post-data span { font-weight: 500; <text:s/>}</text:span></text:p>
      <text:p text:style-name="P29"/>
      <text:h text:style-name="P176" text:outline-level="2">Video Post View</text:h>
      <text:p text:style-name="P145"/>
      <text:p text:style-name="P146">Delete <text:span text:style-name="T1">body.jsx </text:span><text:span text:style-name="T91">it’s not reusable we will make body </text:span><text:span text:style-name="T117">directly</text:span><text:span text:style-name="T91"> in </text:span><text:span text:style-name="T1">index.jsx</text:span></text:p>
      <text:p text:style-name="P147"><text:span text:style-name="T1">Div </text:span><text:span text:style-name="T91">with class </text:span><text:span text:style-name="T1">article-body </text:span><text:span text:style-name="T91">child </text:span><text:span text:style-name="T1">h1 </text:span><text:span text:style-name="T91">with title: </text:span><text:span text:style-name="T1">article.title . A</text:span><text:span text:style-name="T91">nother child div with class </text:span><text:span text:style-name="T1">article-image </text:span><text:span text:style-name="T91">with style: background image </text:span><text:span text:style-name="T1">url:/image</text:span><text:span text:style-name="T63">s</text:span><text:span text:style-name="T1">/articles/$article.image. Article-image </text:span><text:span text:style-name="T91">has sibling </text:span><text:span text:style-name="T1">article-text </text:span><text:span text:style-name="T91">having </text:span><text:span text:style-name="T1">article.body.</text:span></text:p>
      <text:p text:style-name="P96">Style:: <text:span text:style-name="T1">.article-body { background: #fff; margin: 0 5px; border: 1px solid #c5c5c5; padding: 10px; } <text:s text:c="18"/>.</text:span><text:span text:style-name="T59">article-body h1 { font-size: 21px; font-weight: 400; color: #4d4d4d; margin: 15px 0; } <text:s text:c="42"/>.</text:span><text:span text:style-name="T60">article-image { background-size: cover !important; width: 100%; height: 200px; background-position: center center !important; background-repeat: no-repeat !important; } <text:s text:c="52"/>.</text:span><text:span text:style-name="T61">article-text { font-weight: 300; color: #666666; line-height: 23px; margin: 15px 0; }</text:span></text:p>
      <text:p text:style-name="P30"/>
      <text:p text:style-name="P97">In <text:span text:style-name="T1">routes.jsx </text:span>add route to path:<text:span text:style-name="T1">/videos/:id exact component=VideoArticle. </text:span></text:p>
      <text:p text:style-name="P98">Create <text:span text:style-name="T1">Articles/Videos/Video/index.jsx </text:span><text:span text:style-name="T181">is a Class component </text:span><text:span text:style-name="T62">VideoArticle . </text:span><text:span text:style-name="T181">In the wrapper of Video Article we have logo with info, title, video and related videos. For related videos: inside db.json if we see in every video list there is tags we will compare main video tag with other videos in the list.</text:span></text:p>
      <text:p text:style-name="P99">This class will have state <text:span text:style-name="T1">article[], team[]. </text:span>If we see index of Post we will have same logic of <text:span text:style-name="T1">componentWillMount(). </text:span><text:span text:style-name="T182">In render console log state and see data is actually saved or not.</text:span></text:p>
      <text:p text:style-name="P100">In render redefine article and team. In return: inside div make a reference to <text:span text:style-name="T1">Header </text:span>component receiving <text:span text:style-name="T1">teamData=team[0]</text:span></text:p>
      <text:p text:style-name="P31"/>
      <text:h text:style-name="P166" text:outline-level="2"/>
      <text:h text:style-name="P177" text:outline-level="2">Related Videos</text:h>
      <text:p text:style-name="P148"/>
      <text:p text:style-name="P149">In <text:span text:style-name="T1">index, Header </text:span><text:span text:style-name="T91">has sibling div </text:span><text:span text:style-name="T118">with class </text:span><text:span text:style-name="T68">single-</text:span><text:span text:style-name="T64">video-wrapper </text:span><text:span text:style-name="T118">with </text:span><text:span text:style-name="T64">h1 article.title. </text:span><text:span text:style-name="T119">We need </text:span><text:span text:style-name="T65">iframe </text:span><text:span text:style-name="T119">to render video:</text:span></text:p>
      <text:p text:style-name="P150"><text:span text:style-name="T119"><text:tab/></text:span><text:span text:style-name="T66">&lt;iframe </text:span></text:p>
      <text:p text:style-name="P32"><text:tab/><text:tab/>title= ‘videoplayer’</text:p>
      <text:p text:style-name="P32"><text:tab/><text:tab/>width= ‘100%’</text:p>
      <text:p text:style-name="P32"><text:tab/><text:tab/>height= ‘300px’</text:p>
      <text:p text:style-name="P150"><text:span text:style-name="T66"><text:tab/><text:tab/></text:span><text:span text:style-name="T67">src={`</text:span><text:a xlink:type="simple" xlink:href="https://www.youtube.com/embed/" text:style-name="Internet_20_link" text:visited-style-name="Visited_20_Internet_20_Link"><text:span text:style-name="T67">https://www.youtube.com/embed/</text:span></text:a><text:span text:style-name="T67">${article.url}`}</text:span></text:p>
      <text:p text:style-name="P32"><text:tab/> /&gt;</text:p>
      <text:p text:style-name="P101">Style:: .<text:span text:style-name="T69">single-video-wrapper { background: #fff; margin: 0 5px; border: 1px solid #c5c5c5; } <text:s text:c="29"/>.single-video-wrapper h1 { font-size: 25px; font-weight: 400; color: #4d4d4d; margin: 15px 0; padding: 0 10px; } .</text:span><text:span text:style-name="T70">single-video-wrapper iframe { border: 0; }</text:span></text:p>
      <text:p text:style-name="P102">Now in this case we’re gonna <text:span text:style-name="T183">fetch videos related to city. To display cards we already have reusable component. For header we need to fetch the list of all the teams. So after </text:span><text:span text:style-name="T71">setState </text:span><text:span text:style-name="T184">of </text:span><text:span text:style-name="T72">axios, </text:span><text:span text:style-name="T184">we call function </text:span><text:span text:style-name="T72">getRelated </text:span><text:span text:style-name="T184">which wraps all related videos. </text:span></text:p>
      <text:p text:style-name="P103">Function <text:span text:style-name="T1">getRelated </text:span>will get the list of all the teams from <text:span text:style-name="T1">axios </text:span><text:span text:style-name="T185">and save as a variable </text:span><text:span text:style-name="T73">teams. </text:span><text:span text:style-name="T185">Inside </text:span><text:span text:style-name="T73">getRelated </text:span><text:span text:style-name="T185">if we console log state we will have </text:span><text:span text:style-name="T73">article </text:span><text:span text:style-name="T185">and </text:span><text:span text:style-name="T73">team </text:span><text:span text:style-name="T185">so inside </text:span><text:span text:style-name="T73">team </text:span><text:span text:style-name="T185">we will get city of the particular post. We will use name of this city to use search query in url: <text:s text:c="57"/></text:span><text:span text:style-name="T73">axios.get(URL:/videos?q</text:span><text:span text:style-name="T77">=</text:span><text:span text:style-name="T73">${ this.state.team[0].city }&amp;_limit=3</text:span><text:span text:style-name="T74">) </text:span><text:span text:style-name="T186">then setState </text:span><text:span text:style-name="T75">team</text:span><text:span text:style-name="T76">s</text:span><text:span text:style-name="T75"> </text:span><text:span text:style-name="T186">and </text:span><text:span text:style-name="T75">related</text:span></text:p>
      <text:p text:style-name="P104">Now we need card to display related videos, for which we have <text:span text:style-name="T1">VideosList/videosListTemplate.jsx</text:span></text:p>
      <text:p text:style-name="P105">After <text:span text:style-name="T1">iframe </text:span>we have div with class <text:span text:style-name="T1">related-wrapper </text:span>and inside we call <text:span text:style-name="T1">VideosListTemplate </text:span>with props <text:s/><text:span text:style-name="T1">data=props.data, teams=props.teams</text:span></text:p>
      <text:p text:style-name="P105">Style:: .<text:span text:style-name="T1">related-wrapper { margin: 0 5px; }</text:span></text:p>
      <text:p text:style-name="P105"><text:span text:style-name="T1"/></text:p>
      <text:h text:style-name="P178" text:outline-level="3">For News and Videos Page do it yourself.</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4:58:53.349806122</meta:creation-date>
    <meta:generator>LibreOffice/6.0.6.2$Linux_X86_64 LibreOffice_project/00m0$Build-2</meta:generator>
    <dc:date>2019-06-09T14:41:33.226429023</dc:date>
    <meta:editing-duration>P3DT6H13M5S</meta:editing-duration>
    <meta:editing-cycles>233</meta:editing-cycles>
    <meta:document-statistic meta:table-count="0" meta:image-count="0" meta:object-count="0" meta:page-count="14" meta:paragraph-count="200" meta:word-count="3017" meta:character-count="21404" meta:non-whitespace-character-count="17957"/>
  </office:meta>
</office:document-meta>
</file>